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22f45" officeooo:paragraph-rsid="00645e42" style:font-size-asian="21pt" style:font-size-complex="24pt"/>
    </style:style>
    <style:style style:name="P2" style:family="paragraph" style:parent-style-name="Standard">
      <style:paragraph-properties fo:text-align="center" style:justify-single-word="false"/>
      <style:text-properties fo:font-size="16pt" officeooo:rsid="00122f45" officeooo:paragraph-rsid="00122f45" style:font-size-asian="14pt" style:font-size-complex="16pt"/>
    </style:style>
    <style:style style:name="P3" style:family="paragraph" style:parent-style-name="Standard">
      <style:paragraph-properties fo:text-align="center" style:justify-single-word="false"/>
      <style:text-properties fo:font-size="16pt" officeooo:rsid="00122f45" officeooo:paragraph-rsid="00645e42" style:font-size-asian="14pt" style:font-size-complex="16pt"/>
    </style:style>
    <style:style style:name="P4" style:family="paragraph" style:parent-style-name="Standard">
      <style:paragraph-properties fo:text-align="start" style:justify-single-word="false"/>
      <style:text-properties fo:font-size="16pt" officeooo:rsid="00122f45" officeooo:paragraph-rsid="00122f45" style:font-size-asian="14pt" style:font-size-complex="16pt"/>
    </style:style>
    <style:style style:name="P5" style:family="paragraph" style:parent-style-name="Standard">
      <style:paragraph-properties fo:text-align="center" style:justify-single-word="false"/>
      <style:text-properties fo:font-size="16pt" officeooo:rsid="0013ddd0" officeooo:paragraph-rsid="0013ddd0" style:font-size-asian="14pt" style:font-size-complex="16pt"/>
    </style:style>
    <style:style style:name="P6" style:family="paragraph" style:parent-style-name="Standard">
      <style:paragraph-properties fo:text-align="start" style:justify-single-word="false"/>
      <style:text-properties fo:font-size="16pt" officeooo:rsid="0013ddd0" officeooo:paragraph-rsid="0013ddd0" style:font-size-asian="14pt" style:font-size-complex="16pt"/>
    </style:style>
    <style:style style:name="P7" style:family="paragraph" style:parent-style-name="Standard">
      <style:paragraph-properties fo:text-align="start" style:justify-single-word="false"/>
      <style:text-properties fo:font-size="16pt" officeooo:rsid="00158037" officeooo:paragraph-rsid="00158037" style:font-size-asian="14pt" style:font-size-complex="16pt"/>
    </style:style>
    <style:style style:name="P8" style:family="paragraph" style:parent-style-name="Standard">
      <style:paragraph-properties fo:text-align="start" style:justify-single-word="false"/>
      <style:text-properties fo:font-size="16pt" officeooo:rsid="001626ed" officeooo:paragraph-rsid="001626ed" style:font-size-asian="14pt" style:font-size-complex="16pt"/>
    </style:style>
    <style:style style:name="P9" style:family="paragraph" style:parent-style-name="Standard">
      <style:paragraph-properties fo:text-align="start" style:justify-single-word="false"/>
      <style:text-properties fo:font-size="16pt" officeooo:rsid="00173e0b" officeooo:paragraph-rsid="00173e0b" style:font-size-asian="14pt" style:font-size-complex="16pt"/>
    </style:style>
    <style:style style:name="P10" style:family="paragraph" style:parent-style-name="Standard">
      <style:paragraph-properties fo:text-align="start" style:justify-single-word="false"/>
      <style:text-properties fo:font-size="16pt" officeooo:rsid="0018cd03" officeooo:paragraph-rsid="0018cd03" style:font-size-asian="14pt" style:font-size-complex="16pt"/>
    </style:style>
    <style:style style:name="P11" style:family="paragraph" style:parent-style-name="Standard">
      <style:paragraph-properties fo:text-align="start" style:justify-single-word="false"/>
      <style:text-properties fo:font-size="16pt" officeooo:rsid="00197994" officeooo:paragraph-rsid="00197994" style:font-size-asian="14pt" style:font-size-complex="16pt"/>
    </style:style>
    <style:style style:name="P12" style:family="paragraph" style:parent-style-name="Standard">
      <style:paragraph-properties fo:text-align="start" style:justify-single-word="false"/>
      <style:text-properties fo:font-size="16pt" officeooo:rsid="001a987c" officeooo:paragraph-rsid="001a987c" style:font-size-asian="14pt" style:font-size-complex="16pt"/>
    </style:style>
    <style:style style:name="P13" style:family="paragraph" style:parent-style-name="Standard">
      <style:paragraph-properties fo:text-align="start" style:justify-single-word="false"/>
      <style:text-properties fo:font-size="16pt" officeooo:rsid="001b8c8f" officeooo:paragraph-rsid="001b8c8f" style:font-size-asian="14pt" style:font-size-complex="16pt"/>
    </style:style>
    <style:style style:name="P14" style:family="paragraph" style:parent-style-name="Standard">
      <style:paragraph-properties fo:text-align="start" style:justify-single-word="false"/>
      <style:text-properties fo:font-size="16pt" officeooo:rsid="001de583" officeooo:paragraph-rsid="001de583" style:font-size-asian="14pt" style:font-size-complex="16pt"/>
    </style:style>
    <style:style style:name="P15" style:family="paragraph" style:parent-style-name="Standard">
      <style:paragraph-properties fo:text-align="start" style:justify-single-word="false"/>
      <style:text-properties fo:font-size="16pt" officeooo:rsid="001eeb3d" officeooo:paragraph-rsid="001eeb3d" style:font-size-asian="14pt" style:font-size-complex="16pt"/>
    </style:style>
    <style:style style:name="P16" style:family="paragraph" style:parent-style-name="Standard">
      <style:paragraph-properties fo:text-align="start" style:justify-single-word="false"/>
      <style:text-properties fo:font-size="16pt" officeooo:rsid="001fe7b3" officeooo:paragraph-rsid="001fe7b3" style:font-size-asian="14pt" style:font-size-complex="16pt"/>
    </style:style>
    <style:style style:name="P17" style:family="paragraph" style:parent-style-name="Standard">
      <style:paragraph-properties fo:text-align="start" style:justify-single-word="false"/>
      <style:text-properties fo:font-size="16pt" officeooo:rsid="0021ba07" officeooo:paragraph-rsid="0021ba07" style:font-size-asian="14pt" style:font-size-complex="16pt"/>
    </style:style>
    <style:style style:name="P18" style:family="paragraph" style:parent-style-name="Standard">
      <style:paragraph-properties fo:text-align="start" style:justify-single-word="false"/>
      <style:text-properties fo:font-size="16pt" officeooo:rsid="0021d6d9" officeooo:paragraph-rsid="0021d6d9" style:font-size-asian="14pt" style:font-size-complex="16pt"/>
    </style:style>
    <style:style style:name="P19" style:family="paragraph" style:parent-style-name="Standard">
      <style:paragraph-properties fo:text-align="start" style:justify-single-word="false"/>
      <style:text-properties fo:font-size="16pt" officeooo:rsid="00236fd2" officeooo:paragraph-rsid="00236fd2" style:font-size-asian="14pt" style:font-size-complex="16pt"/>
    </style:style>
    <style:style style:name="P20" style:family="paragraph" style:parent-style-name="Standard">
      <style:paragraph-properties fo:text-align="start" style:justify-single-word="false"/>
      <style:text-properties fo:font-size="16pt" officeooo:rsid="00256821" officeooo:paragraph-rsid="00256821" style:font-size-asian="14pt" style:font-size-complex="16pt"/>
    </style:style>
    <style:style style:name="P21" style:family="paragraph" style:parent-style-name="Standard">
      <style:paragraph-properties fo:text-align="start" style:justify-single-word="false"/>
      <style:text-properties fo:font-size="16pt" officeooo:rsid="00257c12" officeooo:paragraph-rsid="00257c12" style:font-size-asian="14pt" style:font-size-complex="16pt"/>
    </style:style>
    <style:style style:name="P22" style:family="paragraph" style:parent-style-name="Standard">
      <style:paragraph-properties fo:text-align="start" style:justify-single-word="false"/>
      <style:text-properties fo:font-size="16pt" officeooo:rsid="002673f7" officeooo:paragraph-rsid="002673f7" style:font-size-asian="14pt" style:font-size-complex="16pt"/>
    </style:style>
    <style:style style:name="P23" style:family="paragraph" style:parent-style-name="Standard">
      <style:paragraph-properties fo:text-align="start" style:justify-single-word="false"/>
      <style:text-properties fo:font-size="16pt" officeooo:rsid="0027ad4f" officeooo:paragraph-rsid="0027ad4f" style:font-size-asian="14pt" style:font-size-complex="16pt"/>
    </style:style>
    <style:style style:name="P24" style:family="paragraph" style:parent-style-name="Standard">
      <style:paragraph-properties fo:text-align="start" style:justify-single-word="false"/>
      <style:text-properties fo:font-size="16pt" officeooo:rsid="00286d74" officeooo:paragraph-rsid="00286d74" style:font-size-asian="14pt" style:font-size-complex="16pt"/>
    </style:style>
    <style:style style:name="P25" style:family="paragraph" style:parent-style-name="Standard">
      <style:paragraph-properties fo:text-align="start" style:justify-single-word="false"/>
      <style:text-properties fo:font-size="16pt" officeooo:rsid="002926c4" officeooo:paragraph-rsid="002926c4" style:font-size-asian="14pt" style:font-size-complex="16pt"/>
    </style:style>
    <style:style style:name="P26" style:family="paragraph" style:parent-style-name="Standard">
      <style:paragraph-properties fo:text-align="start" style:justify-single-word="false"/>
      <style:text-properties fo:font-size="16pt" officeooo:rsid="002b1f77" officeooo:paragraph-rsid="002b1f77" style:font-size-asian="14pt" style:font-size-complex="16pt"/>
    </style:style>
    <style:style style:name="P27" style:family="paragraph" style:parent-style-name="Standard">
      <style:paragraph-properties fo:text-align="start" style:justify-single-word="false"/>
      <style:text-properties fo:font-size="16pt" officeooo:rsid="002c7176" officeooo:paragraph-rsid="002c7176" style:font-size-asian="14pt" style:font-size-complex="16pt"/>
    </style:style>
    <style:style style:name="P28" style:family="paragraph" style:parent-style-name="Standard">
      <style:paragraph-properties fo:text-align="start" style:justify-single-word="false"/>
      <style:text-properties fo:font-size="16pt" officeooo:rsid="002d6fef" officeooo:paragraph-rsid="002d6fef" style:font-size-asian="14pt" style:font-size-complex="16pt"/>
    </style:style>
    <style:style style:name="P29" style:family="paragraph" style:parent-style-name="Standard">
      <style:paragraph-properties fo:text-align="start" style:justify-single-word="false"/>
      <style:text-properties fo:font-size="16pt" officeooo:rsid="002e9f71" officeooo:paragraph-rsid="002e9f71" style:font-size-asian="14pt" style:font-size-complex="16pt"/>
    </style:style>
    <style:style style:name="P30" style:family="paragraph" style:parent-style-name="Standard">
      <style:paragraph-properties fo:text-align="start" style:justify-single-word="false"/>
      <style:text-properties fo:font-size="16pt" officeooo:rsid="002f36ed" officeooo:paragraph-rsid="002f36ed" style:font-size-asian="14pt" style:font-size-complex="16pt"/>
    </style:style>
    <style:style style:name="P31" style:family="paragraph" style:parent-style-name="Standard">
      <style:paragraph-properties fo:text-align="start" style:justify-single-word="false"/>
      <style:text-properties fo:font-size="16pt" officeooo:rsid="002fc507" officeooo:paragraph-rsid="002fc507" style:font-size-asian="14pt" style:font-size-complex="16pt"/>
    </style:style>
    <style:style style:name="P32" style:family="paragraph" style:parent-style-name="Standard">
      <style:paragraph-properties fo:text-align="start" style:justify-single-word="false"/>
      <style:text-properties fo:font-size="16pt" officeooo:rsid="00305788" officeooo:paragraph-rsid="00305788" style:font-size-asian="14pt" style:font-size-complex="16pt"/>
    </style:style>
    <style:style style:name="P33" style:family="paragraph" style:parent-style-name="Standard">
      <style:paragraph-properties fo:text-align="start" style:justify-single-word="false"/>
      <style:text-properties fo:font-size="16pt" officeooo:rsid="0031765c" officeooo:paragraph-rsid="0031765c" style:font-size-asian="14pt" style:font-size-complex="16pt"/>
    </style:style>
    <style:style style:name="P34" style:family="paragraph" style:parent-style-name="Standard">
      <style:paragraph-properties fo:text-align="start" style:justify-single-word="false"/>
      <style:text-properties fo:font-size="16pt" officeooo:rsid="0034952d" officeooo:paragraph-rsid="0034952d" style:font-size-asian="14pt" style:font-size-complex="16pt"/>
    </style:style>
    <style:style style:name="P35" style:family="paragraph" style:parent-style-name="Standard">
      <style:paragraph-properties fo:text-align="start" style:justify-single-word="false"/>
      <style:text-properties fo:font-size="16pt" officeooo:rsid="0034a01e" officeooo:paragraph-rsid="0034a01e" style:font-size-asian="14pt" style:font-size-complex="16pt"/>
    </style:style>
    <style:style style:name="P36" style:family="paragraph" style:parent-style-name="Standard">
      <style:paragraph-properties fo:text-align="start" style:justify-single-word="false"/>
      <style:text-properties fo:font-size="16pt" officeooo:rsid="00350f4d" officeooo:paragraph-rsid="00350f4d" style:font-size-asian="14pt" style:font-size-complex="16pt"/>
    </style:style>
    <style:style style:name="P37" style:family="paragraph" style:parent-style-name="Standard">
      <style:paragraph-properties fo:text-align="start" style:justify-single-word="false"/>
      <style:text-properties fo:font-size="16pt" officeooo:rsid="0036b74a" officeooo:paragraph-rsid="0036b74a" style:font-size-asian="14pt" style:font-size-complex="16pt"/>
    </style:style>
    <style:style style:name="P38" style:family="paragraph" style:parent-style-name="Standard">
      <style:paragraph-properties fo:text-align="start" style:justify-single-word="false"/>
      <style:text-properties fo:font-size="16pt" officeooo:rsid="0037dd59" officeooo:paragraph-rsid="0037dd59" style:font-size-asian="14pt" style:font-size-complex="16pt"/>
    </style:style>
    <style:style style:name="P39" style:family="paragraph" style:parent-style-name="Standard">
      <style:paragraph-properties fo:text-align="start" style:justify-single-word="false"/>
      <style:text-properties fo:font-size="16pt" officeooo:rsid="0039633a" officeooo:paragraph-rsid="0039633a" style:font-size-asian="14pt" style:font-size-complex="16pt"/>
    </style:style>
    <style:style style:name="P40" style:family="paragraph" style:parent-style-name="Standard">
      <style:paragraph-properties fo:text-align="start" style:justify-single-word="false"/>
      <style:text-properties fo:font-size="16pt" officeooo:rsid="003a3fa7" officeooo:paragraph-rsid="003a3fa7" style:font-size-asian="14pt" style:font-size-complex="16pt"/>
    </style:style>
    <style:style style:name="P41" style:family="paragraph" style:parent-style-name="Standard">
      <style:paragraph-properties fo:text-align="start" style:justify-single-word="false"/>
      <style:text-properties fo:font-size="16pt" officeooo:rsid="003c1cdb" officeooo:paragraph-rsid="003c1cdb" style:font-size-asian="14pt" style:font-size-complex="16pt"/>
    </style:style>
    <style:style style:name="P42" style:family="paragraph" style:parent-style-name="Standard">
      <style:paragraph-properties fo:text-align="start" style:justify-single-word="false"/>
      <style:text-properties fo:font-size="16pt" officeooo:rsid="003da2a2" officeooo:paragraph-rsid="003da2a2" style:font-size-asian="14pt" style:font-size-complex="16pt"/>
    </style:style>
    <style:style style:name="P43" style:family="paragraph" style:parent-style-name="Standard">
      <style:paragraph-properties fo:text-align="start" style:justify-single-word="false"/>
      <style:text-properties fo:font-size="16pt" officeooo:rsid="003dd165" officeooo:paragraph-rsid="003dd165" style:font-size-asian="14pt" style:font-size-complex="16pt"/>
    </style:style>
    <style:style style:name="P44" style:family="paragraph" style:parent-style-name="Standard">
      <style:paragraph-properties fo:text-align="start" style:justify-single-word="false"/>
      <style:text-properties fo:font-size="16pt" officeooo:rsid="004005f6" officeooo:paragraph-rsid="004005f6" style:font-size-asian="14pt" style:font-size-complex="16pt"/>
    </style:style>
    <style:style style:name="P45" style:family="paragraph" style:parent-style-name="Standard">
      <style:paragraph-properties fo:text-align="start" style:justify-single-word="false"/>
      <style:text-properties fo:font-size="16pt" officeooo:rsid="00444007" officeooo:paragraph-rsid="00444007" style:font-size-asian="14pt" style:font-size-complex="16pt"/>
    </style:style>
    <style:style style:name="P46" style:family="paragraph" style:parent-style-name="Standard">
      <style:paragraph-properties fo:text-align="start" style:justify-single-word="false"/>
      <style:text-properties fo:font-size="16pt" officeooo:rsid="004647fc" officeooo:paragraph-rsid="004647fc" style:font-size-asian="14pt" style:font-size-complex="16pt"/>
    </style:style>
    <style:style style:name="P47" style:family="paragraph" style:parent-style-name="Standard">
      <style:paragraph-properties fo:text-align="start" style:justify-single-word="false"/>
      <style:text-properties fo:font-size="16pt" officeooo:rsid="0047a82d" officeooo:paragraph-rsid="0047a82d" style:font-size-asian="14pt" style:font-size-complex="16pt"/>
    </style:style>
    <style:style style:name="P48" style:family="paragraph" style:parent-style-name="Standard">
      <style:paragraph-properties fo:text-align="start" style:justify-single-word="false"/>
      <style:text-properties fo:font-size="16pt" officeooo:rsid="004832cf" officeooo:paragraph-rsid="004832cf" style:font-size-asian="14pt" style:font-size-complex="16pt"/>
    </style:style>
    <style:style style:name="P49" style:family="paragraph" style:parent-style-name="Standard">
      <style:paragraph-properties fo:text-align="start" style:justify-single-word="false"/>
      <style:text-properties fo:font-size="16pt" officeooo:rsid="004af40c" officeooo:paragraph-rsid="004af40c" style:font-size-asian="14pt" style:font-size-complex="16pt"/>
    </style:style>
    <style:style style:name="P50" style:family="paragraph" style:parent-style-name="Standard">
      <style:paragraph-properties fo:text-align="start" style:justify-single-word="false"/>
      <style:text-properties fo:font-size="16pt" officeooo:rsid="004dbc41" officeooo:paragraph-rsid="004dbc41" style:font-size-asian="14pt" style:font-size-complex="16pt"/>
    </style:style>
    <style:style style:name="P51" style:family="paragraph" style:parent-style-name="Standard">
      <style:paragraph-properties fo:text-align="start" style:justify-single-word="false"/>
      <style:text-properties fo:font-size="16pt" officeooo:rsid="004ff1a6" officeooo:paragraph-rsid="004ff1a6" style:font-size-asian="14pt" style:font-size-complex="16pt"/>
    </style:style>
    <style:style style:name="P52" style:family="paragraph" style:parent-style-name="Standard">
      <style:paragraph-properties fo:text-align="center" style:justify-single-word="false"/>
      <style:text-properties fo:font-size="16pt" officeooo:rsid="001fda2c" officeooo:paragraph-rsid="00645e42" style:font-size-asian="14pt" style:font-size-complex="16pt"/>
    </style:style>
    <style:style style:name="P53" style:family="paragraph" style:parent-style-name="Standard">
      <style:paragraph-properties fo:margin-top="0in" fo:margin-bottom="0.1in" style:contextual-spacing="false" fo:text-align="center" style:justify-single-word="false"/>
      <style:text-properties fo:font-size="16pt" officeooo:rsid="001fda2c" officeooo:paragraph-rsid="00645e42" style:font-size-asian="14pt" style:font-size-complex="16pt"/>
    </style:style>
    <style:style style:name="P54" style:family="paragraph" style:parent-style-name="Standard">
      <style:paragraph-properties fo:text-align="start" style:justify-single-word="false"/>
      <style:text-properties fo:font-size="16pt" fo:font-style="normal" officeooo:rsid="00444007" officeooo:paragraph-rsid="00444007" style:font-size-asian="14pt" style:font-style-asian="normal" style:font-size-complex="16pt" style:font-style-complex="normal"/>
    </style:style>
    <style:style style:name="P55" style:family="paragraph" style:parent-style-name="Standard">
      <style:paragraph-properties fo:text-align="start" style:justify-single-word="false"/>
      <style:text-properties fo:font-size="16pt" fo:font-style="normal" officeooo:rsid="004647fc" officeooo:paragraph-rsid="004647fc" style:font-size-asian="14pt" style:font-style-asian="normal" style:font-size-complex="16pt" style:font-style-complex="normal"/>
    </style:style>
    <style:style style:name="P56" style:family="paragraph" style:parent-style-name="Standard">
      <style:paragraph-properties fo:text-align="start" style:justify-single-word="false"/>
      <style:text-properties fo:font-size="16pt" fo:font-style="normal" officeooo:rsid="004832cf" officeooo:paragraph-rsid="004832cf" style:font-size-asian="14pt" style:font-style-asian="normal" style:font-size-complex="16pt" style:font-style-complex="normal"/>
    </style:style>
    <style:style style:name="P57" style:family="paragraph" style:parent-style-name="Standard">
      <style:paragraph-properties fo:text-align="start" style:justify-single-word="false"/>
      <style:text-properties fo:font-size="16pt" fo:font-style="normal" officeooo:rsid="004dbc41" officeooo:paragraph-rsid="004dbc41" style:font-size-asian="14pt" style:font-style-asian="normal" style:font-size-complex="16pt" style:font-style-complex="normal"/>
    </style:style>
    <style:style style:name="P58" style:family="paragraph" style:parent-style-name="Standard">
      <style:paragraph-properties fo:text-align="start" style:justify-single-word="false"/>
      <style:text-properties fo:font-size="16pt" fo:font-style="normal" officeooo:rsid="0050afaf" officeooo:paragraph-rsid="0050afaf" style:font-size-asian="14pt" style:font-style-asian="normal" style:font-size-complex="16pt" style:font-style-complex="normal"/>
    </style:style>
    <style:style style:name="P59" style:family="paragraph" style:parent-style-name="Standard">
      <style:paragraph-properties fo:text-align="start" style:justify-single-word="false"/>
      <style:text-properties fo:font-size="16pt" fo:font-style="normal" officeooo:rsid="005f35a9" officeooo:paragraph-rsid="005f35a9" style:font-size-asian="14pt" style:font-style-asian="normal" style:font-size-complex="16pt" style:font-style-complex="normal"/>
    </style:style>
    <style:style style:name="P60" style:family="paragraph" style:parent-style-name="Standard">
      <style:paragraph-properties fo:text-align="start" style:justify-single-word="false"/>
      <style:text-properties fo:font-size="16pt" fo:font-style="normal" officeooo:rsid="00608577" officeooo:paragraph-rsid="00608577" style:font-size-asian="14pt" style:font-style-asian="normal" style:font-size-complex="16pt" style:font-style-complex="normal"/>
    </style:style>
    <style:style style:name="P61" style:family="paragraph" style:parent-style-name="Standard">
      <style:paragraph-properties fo:text-align="start" style:justify-single-word="false"/>
      <style:text-properties fo:font-size="16pt" fo:font-style="normal" officeooo:rsid="00619044" officeooo:paragraph-rsid="00608577" style:font-size-asian="14pt" style:font-style-asian="normal" style:font-size-complex="16pt" style:font-style-complex="normal"/>
    </style:style>
    <style:style style:name="P62" style:family="paragraph" style:parent-style-name="Standard">
      <style:paragraph-properties fo:text-align="start" style:justify-single-word="false"/>
      <style:text-properties fo:font-size="16pt" fo:font-style="normal" officeooo:rsid="00619044" officeooo:paragraph-rsid="00619044" style:font-size-asian="14pt" style:font-style-asian="normal" style:font-size-complex="16pt" style:font-style-complex="normal"/>
    </style:style>
    <style:style style:name="P63" style:family="paragraph" style:parent-style-name="Standard">
      <style:paragraph-properties fo:text-align="start" style:justify-single-word="false"/>
      <style:text-properties fo:font-size="16pt" fo:font-style="normal" officeooo:rsid="00630b24" officeooo:paragraph-rsid="00630b24" style:font-size-asian="14pt" style:font-style-asian="normal" style:font-size-complex="16pt" style:font-style-complex="normal"/>
    </style:style>
    <style:style style:name="P64" style:family="paragraph" style:parent-style-name="Standard">
      <style:paragraph-properties fo:text-align="center" style:justify-single-word="false"/>
      <style:text-properties fo:font-size="12pt" officeooo:rsid="00122f45" officeooo:paragraph-rsid="00122f45" style:font-size-asian="12pt" style:font-size-complex="12pt"/>
    </style:style>
    <style:style style:name="P65" style:family="paragraph" style:parent-style-name="Standard">
      <style:paragraph-properties fo:text-align="start" style:justify-single-word="false"/>
      <style:text-properties fo:font-size="12pt" officeooo:rsid="0013ddd0" officeooo:paragraph-rsid="0013ddd0" style:font-size-asian="12pt" style:font-size-complex="12pt"/>
    </style:style>
    <style:style style:name="P66" style:family="paragraph" style:parent-style-name="Standard">
      <style:paragraph-properties fo:text-align="start" style:justify-single-word="false"/>
      <style:text-properties fo:font-size="12pt" officeooo:rsid="00158037" officeooo:paragraph-rsid="00158037" style:font-size-asian="12pt" style:font-size-complex="12pt"/>
    </style:style>
    <style:style style:name="P67" style:family="paragraph" style:parent-style-name="Standard">
      <style:paragraph-properties fo:text-align="start" style:justify-single-word="false"/>
      <style:text-properties fo:font-size="12pt" officeooo:rsid="001626ed" officeooo:paragraph-rsid="001626ed" style:font-size-asian="12pt" style:font-size-complex="12pt"/>
    </style:style>
    <style:style style:name="P68" style:family="paragraph" style:parent-style-name="Standard">
      <style:paragraph-properties fo:text-align="start" style:justify-single-word="false"/>
      <style:text-properties fo:font-size="12pt" officeooo:rsid="00173e0b" officeooo:paragraph-rsid="00173e0b" style:font-size-asian="12pt" style:font-size-complex="12pt"/>
    </style:style>
    <style:style style:name="P69" style:family="paragraph" style:parent-style-name="Standard">
      <style:paragraph-properties fo:text-align="start" style:justify-single-word="false"/>
      <style:text-properties fo:font-size="12pt" officeooo:rsid="00197994" officeooo:paragraph-rsid="00197994" style:font-size-asian="12pt" style:font-size-complex="12pt"/>
    </style:style>
    <style:style style:name="P70" style:family="paragraph" style:parent-style-name="Standard">
      <style:paragraph-properties fo:text-align="start" style:justify-single-word="false"/>
      <style:text-properties fo:font-size="12pt" officeooo:rsid="0018cd03" officeooo:paragraph-rsid="0018cd03" style:font-size-asian="12pt" style:font-size-complex="12pt"/>
    </style:style>
    <style:style style:name="P71" style:family="paragraph" style:parent-style-name="Standard">
      <style:paragraph-properties fo:text-align="start" style:justify-single-word="false"/>
      <style:text-properties fo:font-size="12pt" officeooo:rsid="001fe7b3" officeooo:paragraph-rsid="001fe7b3" style:font-size-asian="12pt" style:font-size-complex="12pt"/>
    </style:style>
    <style:style style:name="P72" style:family="paragraph" style:parent-style-name="Standard">
      <style:paragraph-properties fo:text-align="start" style:justify-single-word="false"/>
      <style:text-properties fo:font-size="12pt" officeooo:rsid="001eeb3d" officeooo:paragraph-rsid="001eeb3d" style:font-size-asian="12pt" style:font-size-complex="12pt"/>
    </style:style>
    <style:style style:name="P73" style:family="paragraph" style:parent-style-name="Standard">
      <style:paragraph-properties fo:text-align="start" style:justify-single-word="false"/>
      <style:text-properties fo:font-size="12pt" officeooo:rsid="001de583" officeooo:paragraph-rsid="001de583" style:font-size-asian="12pt" style:font-size-complex="12pt"/>
    </style:style>
    <style:style style:name="P74" style:family="paragraph" style:parent-style-name="Standard">
      <style:paragraph-properties fo:text-align="start" style:justify-single-word="false"/>
      <style:text-properties fo:font-size="12pt" officeooo:rsid="001b8c8f" officeooo:paragraph-rsid="001b8c8f" style:font-size-asian="12pt" style:font-size-complex="12pt"/>
    </style:style>
    <style:style style:name="P75" style:family="paragraph" style:parent-style-name="Standard">
      <style:paragraph-properties fo:text-align="start" style:justify-single-word="false"/>
      <style:text-properties fo:font-size="12pt" officeooo:rsid="001a987c" officeooo:paragraph-rsid="001a987c" style:font-size-asian="12pt" style:font-size-complex="12pt"/>
    </style:style>
    <style:style style:name="P76" style:family="paragraph" style:parent-style-name="Standard">
      <style:paragraph-properties fo:text-align="start" style:justify-single-word="false"/>
      <style:text-properties fo:font-size="12pt" officeooo:rsid="00256821" officeooo:paragraph-rsid="00256821" style:font-size-asian="12pt" style:font-size-complex="12pt"/>
    </style:style>
    <style:style style:name="P77" style:family="paragraph" style:parent-style-name="Standard">
      <style:paragraph-properties fo:text-align="start" style:justify-single-word="false"/>
      <style:text-properties fo:font-size="12pt" officeooo:rsid="00236fd2" officeooo:paragraph-rsid="00236fd2" style:font-size-asian="12pt" style:font-size-complex="12pt"/>
    </style:style>
    <style:style style:name="P78" style:family="paragraph" style:parent-style-name="Standard">
      <style:paragraph-properties fo:text-align="start" style:justify-single-word="false"/>
      <style:text-properties fo:font-size="12pt" officeooo:rsid="0021d6d9" officeooo:paragraph-rsid="0021d6d9" style:font-size-asian="12pt" style:font-size-complex="12pt"/>
    </style:style>
    <style:style style:name="P79" style:family="paragraph" style:parent-style-name="Standard">
      <style:paragraph-properties fo:text-align="start" style:justify-single-word="false"/>
      <style:text-properties fo:font-size="12pt" officeooo:rsid="0021ba07" officeooo:paragraph-rsid="0021ba07" style:font-size-asian="12pt" style:font-size-complex="12pt"/>
    </style:style>
    <style:style style:name="P80" style:family="paragraph" style:parent-style-name="Standard">
      <style:paragraph-properties fo:text-align="start" style:justify-single-word="false"/>
      <style:text-properties fo:font-size="12pt" officeooo:rsid="0027ad4f" officeooo:paragraph-rsid="0027ad4f" style:font-size-asian="12pt" style:font-size-complex="12pt"/>
    </style:style>
    <style:style style:name="P81" style:family="paragraph" style:parent-style-name="Standard">
      <style:paragraph-properties fo:text-align="start" style:justify-single-word="false"/>
      <style:text-properties fo:font-size="12pt" officeooo:rsid="002673f7" officeooo:paragraph-rsid="002673f7" style:font-size-asian="12pt" style:font-size-complex="12pt"/>
    </style:style>
    <style:style style:name="P82" style:family="paragraph" style:parent-style-name="Standard">
      <style:paragraph-properties fo:text-align="start" style:justify-single-word="false"/>
      <style:text-properties fo:font-size="12pt" officeooo:rsid="00257c12" officeooo:paragraph-rsid="00257c12" style:font-size-asian="12pt" style:font-size-complex="12pt"/>
    </style:style>
    <style:style style:name="P83" style:family="paragraph" style:parent-style-name="Standard">
      <style:paragraph-properties fo:text-align="start" style:justify-single-word="false"/>
      <style:text-properties fo:font-size="12pt" officeooo:rsid="002b1f77" officeooo:paragraph-rsid="002b1f77" style:font-size-asian="12pt" style:font-size-complex="12pt"/>
    </style:style>
    <style:style style:name="P84" style:family="paragraph" style:parent-style-name="Standard">
      <style:paragraph-properties fo:text-align="start" style:justify-single-word="false"/>
      <style:text-properties fo:font-size="12pt" officeooo:rsid="002926c4" officeooo:paragraph-rsid="002926c4" style:font-size-asian="12pt" style:font-size-complex="12pt"/>
    </style:style>
    <style:style style:name="P85" style:family="paragraph" style:parent-style-name="Standard">
      <style:paragraph-properties fo:text-align="start" style:justify-single-word="false"/>
      <style:text-properties fo:font-size="12pt" officeooo:rsid="00286d74" officeooo:paragraph-rsid="00286d74" style:font-size-asian="12pt" style:font-size-complex="12pt"/>
    </style:style>
    <style:style style:name="P86" style:family="paragraph" style:parent-style-name="Standard">
      <style:paragraph-properties fo:text-align="start" style:justify-single-word="false"/>
      <style:text-properties fo:font-size="12pt" officeooo:rsid="00305788" officeooo:paragraph-rsid="00305788" style:font-size-asian="12pt" style:font-size-complex="12pt"/>
    </style:style>
    <style:style style:name="P87" style:family="paragraph" style:parent-style-name="Standard">
      <style:paragraph-properties fo:text-align="start" style:justify-single-word="false"/>
      <style:text-properties fo:font-size="12pt" officeooo:rsid="002fc507" officeooo:paragraph-rsid="002fc507" style:font-size-asian="12pt" style:font-size-complex="12pt"/>
    </style:style>
    <style:style style:name="P88" style:family="paragraph" style:parent-style-name="Standard">
      <style:paragraph-properties fo:text-align="start" style:justify-single-word="false"/>
      <style:text-properties fo:font-size="12pt" officeooo:rsid="002f36ed" officeooo:paragraph-rsid="002f36ed" style:font-size-asian="12pt" style:font-size-complex="12pt"/>
    </style:style>
    <style:style style:name="P89" style:family="paragraph" style:parent-style-name="Standard">
      <style:paragraph-properties fo:text-align="start" style:justify-single-word="false"/>
      <style:text-properties fo:font-size="12pt" officeooo:rsid="002e9f71" officeooo:paragraph-rsid="002e9f71" style:font-size-asian="12pt" style:font-size-complex="12pt"/>
    </style:style>
    <style:style style:name="P90" style:family="paragraph" style:parent-style-name="Standard">
      <style:paragraph-properties fo:text-align="start" style:justify-single-word="false"/>
      <style:text-properties fo:font-size="12pt" officeooo:rsid="002d6fef" officeooo:paragraph-rsid="002d6fef" style:font-size-asian="12pt" style:font-size-complex="12pt"/>
    </style:style>
    <style:style style:name="P91" style:family="paragraph" style:parent-style-name="Standard">
      <style:paragraph-properties fo:text-align="start" style:justify-single-word="false"/>
      <style:text-properties fo:font-size="12pt" officeooo:rsid="002c7176" officeooo:paragraph-rsid="002c7176" style:font-size-asian="12pt" style:font-size-complex="12pt"/>
    </style:style>
    <style:style style:name="P92" style:family="paragraph" style:parent-style-name="Standard">
      <style:paragraph-properties fo:text-align="start" style:justify-single-word="false"/>
      <style:text-properties fo:font-size="12pt" officeooo:rsid="0037dd59" officeooo:paragraph-rsid="0037dd59" style:font-size-asian="12pt" style:font-size-complex="12pt"/>
    </style:style>
    <style:style style:name="P93" style:family="paragraph" style:parent-style-name="Standard">
      <style:paragraph-properties fo:text-align="start" style:justify-single-word="false"/>
      <style:text-properties fo:font-size="12pt" officeooo:rsid="0036b74a" officeooo:paragraph-rsid="0036b74a" style:font-size-asian="12pt" style:font-size-complex="12pt"/>
    </style:style>
    <style:style style:name="P94" style:family="paragraph" style:parent-style-name="Standard">
      <style:paragraph-properties fo:text-align="start" style:justify-single-word="false"/>
      <style:text-properties fo:font-size="12pt" officeooo:rsid="00350f4d" officeooo:paragraph-rsid="00350f4d" style:font-size-asian="12pt" style:font-size-complex="12pt"/>
    </style:style>
    <style:style style:name="P95" style:family="paragraph" style:parent-style-name="Standard">
      <style:paragraph-properties fo:text-align="start" style:justify-single-word="false"/>
      <style:text-properties fo:font-size="12pt" officeooo:rsid="0034a01e" officeooo:paragraph-rsid="0034a01e" style:font-size-asian="12pt" style:font-size-complex="12pt"/>
    </style:style>
    <style:style style:name="P96" style:family="paragraph" style:parent-style-name="Standard">
      <style:paragraph-properties fo:text-align="start" style:justify-single-word="false"/>
      <style:text-properties fo:font-size="12pt" officeooo:rsid="0034952d" officeooo:paragraph-rsid="0034952d" style:font-size-asian="12pt" style:font-size-complex="12pt"/>
    </style:style>
    <style:style style:name="P97" style:family="paragraph" style:parent-style-name="Standard">
      <style:paragraph-properties fo:text-align="start" style:justify-single-word="false"/>
      <style:text-properties fo:font-size="12pt" officeooo:rsid="0031765c" officeooo:paragraph-rsid="0031765c" style:font-size-asian="12pt" style:font-size-complex="12pt"/>
    </style:style>
    <style:style style:name="P98" style:family="paragraph" style:parent-style-name="Standard">
      <style:paragraph-properties fo:text-align="start" style:justify-single-word="false"/>
      <style:text-properties fo:font-size="12pt" officeooo:rsid="003da2a2" officeooo:paragraph-rsid="003da2a2" style:font-size-asian="12pt" style:font-size-complex="12pt"/>
    </style:style>
    <style:style style:name="P99" style:family="paragraph" style:parent-style-name="Standard">
      <style:paragraph-properties fo:text-align="start" style:justify-single-word="false"/>
      <style:text-properties fo:font-size="12pt" officeooo:rsid="003c1cdb" officeooo:paragraph-rsid="003c1cdb" style:font-size-asian="12pt" style:font-size-complex="12pt"/>
    </style:style>
    <style:style style:name="P100" style:family="paragraph" style:parent-style-name="Standard">
      <style:paragraph-properties fo:text-align="start" style:justify-single-word="false"/>
      <style:text-properties fo:font-size="12pt" officeooo:rsid="003a3fa7" officeooo:paragraph-rsid="003a3fa7" style:font-size-asian="12pt" style:font-size-complex="12pt"/>
    </style:style>
    <style:style style:name="P101" style:family="paragraph" style:parent-style-name="Standard">
      <style:paragraph-properties fo:text-align="start" style:justify-single-word="false"/>
      <style:text-properties fo:font-size="12pt" officeooo:rsid="0039633a" officeooo:paragraph-rsid="0039633a" style:font-size-asian="12pt" style:font-size-complex="12pt"/>
    </style:style>
    <style:style style:name="P102" style:family="paragraph" style:parent-style-name="Standard">
      <style:paragraph-properties fo:text-align="start" style:justify-single-word="false"/>
      <style:text-properties fo:font-size="12pt" officeooo:rsid="00444007" officeooo:paragraph-rsid="00444007" style:font-size-asian="12pt" style:font-size-complex="12pt"/>
    </style:style>
    <style:style style:name="P103" style:family="paragraph" style:parent-style-name="Standard">
      <style:paragraph-properties fo:text-align="start" style:justify-single-word="false"/>
      <style:text-properties fo:font-size="12pt" officeooo:rsid="004005f6" officeooo:paragraph-rsid="004005f6" style:font-size-asian="12pt" style:font-size-complex="12pt"/>
    </style:style>
    <style:style style:name="P104" style:family="paragraph" style:parent-style-name="Standard">
      <style:paragraph-properties fo:text-align="start" style:justify-single-word="false"/>
      <style:text-properties fo:font-size="12pt" fo:font-style="normal" officeooo:rsid="003dd165" officeooo:paragraph-rsid="003dd165" style:font-size-asian="12pt" style:font-style-asian="normal" style:font-size-complex="12pt" style:font-style-complex="normal"/>
    </style:style>
    <style:style style:name="P105" style:family="paragraph" style:parent-style-name="Standard">
      <style:paragraph-properties fo:text-align="start" style:justify-single-word="false"/>
      <style:text-properties fo:font-size="12pt" fo:font-style="normal" officeooo:rsid="004647fc" officeooo:paragraph-rsid="004647fc" style:font-size-asian="12pt" style:font-style-asian="normal" style:font-size-complex="12pt" style:font-style-complex="normal"/>
    </style:style>
    <style:style style:name="P106" style:family="paragraph" style:parent-style-name="Standard">
      <style:paragraph-properties fo:text-align="start" style:justify-single-word="false"/>
      <style:text-properties fo:font-size="12pt" fo:font-style="normal" officeooo:rsid="0047a82d" officeooo:paragraph-rsid="0047a82d" style:font-size-asian="12pt" style:font-style-asian="normal" style:font-size-complex="12pt" style:font-style-complex="normal"/>
    </style:style>
    <style:style style:name="P107" style:family="paragraph" style:parent-style-name="Standard">
      <style:paragraph-properties fo:text-align="start" style:justify-single-word="false"/>
      <style:text-properties fo:font-size="12pt" fo:font-style="normal" officeooo:rsid="004832cf" officeooo:paragraph-rsid="004832cf" style:font-size-asian="12pt" style:font-style-asian="normal" style:font-size-complex="12pt" style:font-style-complex="normal"/>
    </style:style>
    <style:style style:name="P108" style:family="paragraph" style:parent-style-name="Standard">
      <style:paragraph-properties fo:text-align="start" style:justify-single-word="false"/>
      <style:text-properties fo:font-size="12pt" fo:font-style="normal" officeooo:rsid="004af40c" officeooo:paragraph-rsid="004af40c" style:font-size-asian="12pt" style:font-style-asian="normal" style:font-size-complex="12pt" style:font-style-complex="normal"/>
    </style:style>
    <style:style style:name="P109" style:family="paragraph" style:parent-style-name="Standard">
      <style:paragraph-properties fo:text-align="start" style:justify-single-word="false"/>
      <style:text-properties fo:font-size="12pt" fo:font-style="normal" officeooo:rsid="004dbc41" officeooo:paragraph-rsid="004dbc41" style:font-size-asian="12pt" style:font-style-asian="normal" style:font-size-complex="12pt" style:font-style-complex="normal"/>
    </style:style>
    <style:style style:name="P110" style:family="paragraph" style:parent-style-name="Standard">
      <style:paragraph-properties fo:text-align="start" style:justify-single-word="false"/>
      <style:text-properties fo:font-size="12pt" fo:font-style="normal" officeooo:rsid="004ff1a6" officeooo:paragraph-rsid="004ff1a6" style:font-size-asian="12pt" style:font-style-asian="normal" style:font-size-complex="12pt" style:font-style-complex="normal"/>
    </style:style>
    <style:style style:name="P111" style:family="paragraph" style:parent-style-name="Standard">
      <style:paragraph-properties fo:text-align="start" style:justify-single-word="false"/>
      <style:text-properties fo:font-size="12pt" fo:font-style="normal" officeooo:rsid="0050afaf" officeooo:paragraph-rsid="0050afaf" style:font-size-asian="12pt" style:font-style-asian="normal" style:font-size-complex="12pt" style:font-style-complex="normal"/>
    </style:style>
    <style:style style:name="P112" style:family="paragraph" style:parent-style-name="Standard">
      <style:paragraph-properties fo:text-align="start" style:justify-single-word="false"/>
      <style:text-properties fo:font-size="12pt" fo:font-style="normal" officeooo:rsid="00608577" officeooo:paragraph-rsid="00608577" style:font-size-asian="12pt" style:font-style-asian="normal" style:font-size-complex="12pt" style:font-style-complex="normal"/>
    </style:style>
    <style:style style:name="P113" style:family="paragraph" style:parent-style-name="Standard">
      <style:paragraph-properties fo:text-align="start" style:justify-single-word="false"/>
      <style:text-properties fo:font-size="12pt" fo:font-style="normal" officeooo:rsid="005f35a9" officeooo:paragraph-rsid="005f35a9" style:font-size-asian="12pt" style:font-style-asian="normal" style:font-size-complex="12pt" style:font-style-complex="normal"/>
    </style:style>
    <style:style style:name="P114" style:family="paragraph" style:parent-style-name="Standard">
      <style:paragraph-properties fo:text-align="start" style:justify-single-word="false"/>
      <style:text-properties fo:font-size="12pt" fo:font-style="normal" officeooo:rsid="00630b24" officeooo:paragraph-rsid="00630b24" style:font-size-asian="12pt" style:font-style-asian="normal" style:font-size-complex="12pt" style:font-style-complex="normal"/>
    </style:style>
    <style:style style:name="P115" style:family="paragraph" style:parent-style-name="Standard">
      <style:paragraph-properties fo:text-align="start" style:justify-single-word="false"/>
      <style:text-properties fo:font-size="12pt" fo:font-style="normal" officeooo:rsid="00619044" officeooo:paragraph-rsid="00619044" style:font-size-asian="12pt" style:font-style-asian="normal" style:font-size-complex="12pt" style:font-style-complex="normal"/>
    </style:style>
    <style:style style:name="P116" style:family="paragraph" style:parent-style-name="Standard">
      <style:paragraph-properties fo:text-align="center" style:justify-single-word="false"/>
      <style:text-properties fo:font-size="12pt" officeooo:rsid="001fda2c" officeooo:paragraph-rsid="00645e42" style:font-size-asian="10.5pt" style:font-size-complex="12pt"/>
    </style:style>
    <style:style style:name="P117" style:family="paragraph" style:parent-style-name="Standard">
      <style:text-properties officeooo:paragraph-rsid="00645e42"/>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ize="12pt" style:font-size-asian="12pt" style:font-size-complex="12pt"/>
    </style:style>
    <style:style style:name="T4" style:family="text">
      <style:text-properties fo:font-size="12pt" style:font-size-asian="10.5pt" style:font-size-complex="12pt"/>
    </style:style>
    <style:style style:name="T5" style:family="text">
      <style:text-properties officeooo:rsid="00173e0b"/>
    </style:style>
    <style:style style:name="T6" style:family="text">
      <style:text-properties officeooo:rsid="001d7b86"/>
    </style:style>
    <style:style style:name="T7" style:family="text">
      <style:text-properties officeooo:rsid="001eeb3d"/>
    </style:style>
    <style:style style:name="T8" style:family="text">
      <style:text-properties officeooo:rsid="001fe7b3"/>
    </style:style>
    <style:style style:name="T9" style:family="text">
      <style:text-properties officeooo:rsid="002926c4"/>
    </style:style>
    <style:style style:name="T10" style:family="text">
      <style:text-properties fo:font-style="normal" style:font-style-asian="normal" style:font-style-complex="normal"/>
    </style:style>
    <style:style style:name="T11" style:family="text">
      <style:text-properties fo:font-style="normal" officeooo:rsid="003e07ff" style:font-style-asian="normal" style:font-style-complex="normal"/>
    </style:style>
    <style:style style:name="T12" style:family="text">
      <style:text-properties fo:font-style="normal" officeooo:rsid="004133c7" style:font-style-asian="normal" style:font-style-complex="normal"/>
    </style:style>
    <style:style style:name="T13" style:family="text">
      <style:text-properties fo:font-style="normal" officeooo:rsid="004bf654" style:font-style-asian="normal" style:font-style-complex="normal"/>
    </style:style>
    <style:style style:name="T14" style:family="text">
      <style:text-properties fo:font-style="normal" officeooo:rsid="0050afaf" style:font-style-asian="normal" style:font-style-complex="normal"/>
    </style:style>
    <style:style style:name="T15" style:family="text">
      <style:text-properties fo:font-style="normal" officeooo:rsid="00611440" style:font-style-asian="normal" style:font-style-complex="normal"/>
    </style:style>
    <style:style style:name="T16" style:family="text">
      <style:text-properties officeooo:rsid="0058031a"/>
    </style:style>
    <style:style style:name="T17" style:family="text">
      <style:text-properties officeooo:rsid="0058a318"/>
    </style:style>
    <style:style style:name="T18" style:family="text">
      <style:text-properties officeooo:rsid="0059bba2"/>
    </style:style>
    <style:style style:name="T19" style:family="text">
      <style:text-properties officeooo:rsid="005bbac6"/>
    </style:style>
    <style:style style:name="T20" style:family="text">
      <style:text-properties officeooo:rsid="005bf997"/>
    </style:style>
    <style:style style:name="T21" style:family="text">
      <style:text-properties officeooo:rsid="005c8442"/>
    </style:style>
    <style:style style:name="T22" style:family="text">
      <style:text-properties officeooo:rsid="005f35a9"/>
    </style:style>
    <style:style style:name="T23" style:family="text">
      <style:text-properties officeooo:rsid="001fda2c"/>
    </style:style>
    <style:style style:name="T24" style:family="text">
      <style:text-properties officeooo:rsid="0065e3ae"/>
    </style:style>
    <style:style style:name="T25" style:family="text">
      <style:text-properties officeooo:rsid="00689860"/>
    </style:style>
    <style:style style:name="T26" style:family="text">
      <style:text-properties officeooo:rsid="00690ea3"/>
    </style:style>
    <style:style style:name="T27" style:family="text">
      <style:text-properties officeooo:rsid="006a78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P117"/>
      <text:p text:style-name="P117"/>
      <text:p text:style-name="P117"/>
      <text:p text:style-name="P117"/>
      <text:p text:style-name="P117"/>
      <text:p text:style-name="P117"/>
      <text:p text:style-name="P1">The Perfect American Quran</text:p>
      <text:p text:style-name="P52">or</text:p>
      <text:p text:style-name="P53">The Perfect American Recitation<text:line-break/><text:span text:style-name="T4">or</text:span></text:p>
      <text:p text:style-name="P116">The Perfect American Recitation of the Century</text:p>
      <text:p text:style-name="P3"/>
      <text:p text:style-name="P3"/>
      <text:p text:style-name="P3"/>
      <text:p text:style-name="P3"/>
      <text:p text:style-name="P3">A <text:span text:style-name="T24">Perfect </text:span><text:span text:style-name="T5">Modern</text:span> American English Translation of the Glorious <text:span text:style-name="T23">Arabic </text:span>Quran</text:p>
      <text:p text:style-name="P3">without insertions or additional commenta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ranslated and Compiled by Steven Spiros Angelaki II</text:p>
      <text:p text:style-name="P2"/>
      <text:p text:style-name="P2"><text:soft-page-break/></text:p>
      <text:p text:style-name="P2">Table of Contents</text:p>
      <text:p text:style-name="P64">(Contents Page 1)</text:p>
      <text:p text:style-name="P2"/>
      <text:p text:style-name="P4">Chapter 1 – The Opening</text:p>
      <text:p text:style-name="P4">Chapter 2 – The Calf </text:p>
      <text:p text:style-name="P4">Chapter 3 – The Family of Imran</text:p>
      <text:p text:style-name="P4">Chapter 4 – The Women</text:p>
      <text:p text:style-name="P4">Chapter 5 – The Table</text:p>
      <text:p text:style-name="P4">Chapter 6 – The Cattle</text:p>
      <text:p text:style-name="P4">Chapter 7 – The Heights</text:p>
      <text:p text:style-name="P4">Chapter 8 – The Spoils of War</text:p>
      <text:p text:style-name="P4">Chapter 9 – The Repentance</text:p>
      <text:p text:style-name="P4">Chapter 10 – Jonah</text:p>
      <text:p text:style-name="P4">Chapter 11 – Hud</text:p>
      <text:p text:style-name="P4">Chapter 12 – Joseph</text:p>
      <text:p text:style-name="P4">Chapter 13 – The Thunder</text:p>
      <text:p text:style-name="P4">Chapter 14 – Abraham</text:p>
      <text:p text:style-name="P4">Chapter 15 – The Stoneland</text:p>
      <text:p text:style-name="P4">Chapter 16 – The Bees</text:p>
      <text:p text:style-name="P4">Chapter 17 – The Night Journey</text:p>
      <text:p text:style-name="P4">Chapter 18 – The Cave</text:p>
      <text:p text:style-name="P4">Chapter 19 – Mary</text:p>
      <text:p text:style-name="P4">Chapter 20 – Mysterious Letters 1</text:p>
      <text:p text:style-name="P4">Chapter 21 – The Prophets</text:p>
      <text:p text:style-name="P4">Chapter 22 – The Pilgrimage</text:p>
      <text:p text:style-name="P4">Chapter 23 – The Believers</text:p>
      <text:p text:style-name="P4">Chapter 24 – The Light</text:p>
      <text:p text:style-name="P4">Chapter 25 – The Standard</text:p>
      <text:p text:style-name="P4">Chapter 26 – The Poets</text:p>
      <text:p text:style-name="P4">Chapter 27 – The Ants</text:p>
      <text:p text:style-name="P4">Chapter 28 – The Stories</text:p>
      <text:p text:style-name="P4">Chapter 29 – The Spider</text:p>
      <text:p text:style-name="P4">Chapter 30 – The Romans</text:p>
      <text:p text:style-name="P4">Chapter 31 – Luqman</text:p>
      <text:p text:style-name="P4">Chapter 32 – The Prostration</text:p>
      <text:p text:style-name="P4"/>
      <text:p text:style-name="P4"><text:soft-page-break/></text:p>
      <text:p text:style-name="P2">Table of Contents</text:p>
      <text:p text:style-name="P64">(Contents Page 2)</text:p>
      <text:p text:style-name="P2"/>
      <text:p text:style-name="P4">Chapter 33 – The Confederates</text:p>
      <text:p text:style-name="P4">Chapter 34 – Sheba</text:p>
      <text:p text:style-name="P4">Chapter 35 – The Originator</text:p>
      <text:p text:style-name="P4">Chapter 36 – Mysterious Letters 2</text:p>
      <text:p text:style-name="P4">Chapter 37 – The Rangers</text:p>
      <text:p text:style-name="P4">Chapter 38 – S</text:p>
      <text:p text:style-name="P4">Chapter 39 – The Troops</text:p>
      <text:p text:style-name="P4">Chapter 40 – The Forgiver</text:p>
      <text:p text:style-name="P4">Chapter 41 – Expounded</text:p>
      <text:p text:style-name="P4">Chapter 42 – The Consultation</text:p>
      <text:p text:style-name="P4">Chapter 43 – The Ornaments of Gold</text:p>
      <text:p text:style-name="P4">Chapter 44 – The Smoke</text:p>
      <text:p text:style-name="P4">Chapter 45 – The Kneeling Down</text:p>
      <text:p text:style-name="P4">Chapter 46 – The Dunes</text:p>
      <text:p text:style-name="P4">Chapter 47 – Muhammad</text:p>
      <text:p text:style-name="P4">Chapter 48 – The Victory</text:p>
      <text:p text:style-name="P4">Chapter 49 – The Private Apartments</text:p>
      <text:p text:style-name="P4">Chapter 50 – Q</text:p>
      <text:p text:style-name="P4">Chapter 51 – The Winds That Scatter</text:p>
      <text:p text:style-name="P4">Chapter 52 – The Mount</text:p>
      <text:p text:style-name="P4">Chapter 53 – The Star</text:p>
      <text:p text:style-name="P4">Chapter 54 – The Moon</text:p>
      <text:p text:style-name="P4">Chapter 55 – The Most Merciful</text:p>
      <text:p text:style-name="P4">Chapter 56 – The Inevitable Event</text:p>
      <text:p text:style-name="P4">Chapter 57 – The Iron</text:p>
      <text:p text:style-name="P4">Chapter 58 – The Pleading Woman</text:p>
      <text:p text:style-name="P4">Chapter 59 – The Gathering / The Exile</text:p>
      <text:p text:style-name="P4">Chapter 60 – The Examined One</text:p>
      <text:p text:style-name="P4">Chapter 61 – The Ranks</text:p>
      <text:p text:style-name="P4">Chapter 62 – The Friday</text:p>
      <text:p text:style-name="P4">Chapter 63 – The Hypocrites</text:p>
      <text:p text:style-name="P4">Chapter 64 – The Deprivation</text:p>
      <text:p text:style-name="P4"/>
      <text:p text:style-name="P2"><text:soft-page-break/>Table of Contents</text:p>
      <text:p text:style-name="P64">(Contents Page 3)</text:p>
      <text:p text:style-name="P2"/>
      <text:p text:style-name="P4">Chapter 65 – The Divorce</text:p>
      <text:p text:style-name="P4">Chapter 66 – The Prohibition</text:p>
      <text:p text:style-name="P4">Chapter 67 – The Kingdom</text:p>
      <text:p text:style-name="P4">Chapter 68 – The Pen</text:p>
      <text:p text:style-name="P4">Chapter 69 – The Reality</text:p>
      <text:p text:style-name="P4">Chapter 70 – The Ascension</text:p>
      <text:p text:style-name="P4">Chapter 71 – Noah</text:p>
      <text:p text:style-name="P4">Chapter 72 – The Devils</text:p>
      <text:p text:style-name="P4">Chapter 73 – The Enshrouded One</text:p>
      <text:p text:style-name="P4">Chapter 74 – The Cloaked One</text:p>
      <text:p text:style-name="P4">Chapter 75 – The Resurrection</text:p>
      <text:p text:style-name="P4">Chapter 76 – The Human</text:p>
      <text:p text:style-name="P4">Chapter 77 – The Emissaries / Winds Sent Forth</text:p>
      <text:p text:style-name="P4">Chapter 78 – The Great News</text:p>
      <text:p text:style-name="P4">Chapter 79 – The Soul Snatchers</text:p>
      <text:p text:style-name="P4">Chapter 80 – He Frowned</text:p>
      <text:p text:style-name="P4">Chapter 81 – The Coiling</text:p>
      <text:p text:style-name="P4">Chapter 82 – The Breaking Apart</text:p>
      <text:p text:style-name="P4">Chapter 83 – The Cheaters</text:p>
      <text:p text:style-name="P4">Chapter 84 – The Schism</text:p>
      <text:p text:style-name="P4">Chapter 85 – The Constellations</text:p>
      <text:p text:style-name="P4">Chapter 86 – The Nightcomer</text:p>
      <text:p text:style-name="P4">Chapter 87 – The Most High</text:p>
      <text:p text:style-name="P4">Chapter 88 – The Overwhelming</text:p>
      <text:p text:style-name="P4">Chapter 89 – The Dawn</text:p>
      <text:p text:style-name="P4">Chapter 90 – The Country</text:p>
      <text:p text:style-name="P4">Chapter 91 – The Sun</text:p>
      <text:p text:style-name="P4">Chapter 92 – The Night</text:p>
      <text:p text:style-name="P4">Chapter 93 – The Morning Hours</text:p>
      <text:p text:style-name="P4">Chapter 94 – The Comfort</text:p>
      <text:p text:style-name="P4">Chapter 95 – The Fig Tree</text:p>
      <text:p text:style-name="P4">Chapter 96 – The Blood Clot</text:p>
      <text:p text:style-name="P4"/>
      <text:p text:style-name="P4"/>
      <text:p text:style-name="P2"><text:soft-page-break/>Table of Contents</text:p>
      <text:p text:style-name="P64">(Contents Page 4)</text:p>
      <text:p text:style-name="P2"/>
      <text:p text:style-name="P4">Chapter 97 – The Power</text:p>
      <text:p text:style-name="P4">Chapter 98 – The Evidence</text:p>
      <text:p text:style-name="P4">Chapter 99 – The Earthquake</text:p>
      <text:p text:style-name="P4">Chapter 100 – The War Horse</text:p>
      <text:p text:style-name="P4">Chapter 101 – The Calamity</text:p>
      <text:p text:style-name="P4">Chapter 102 – The Worldly Greed</text:p>
      <text:p text:style-name="P4">Chapter 103 – The Time</text:p>
      <text:p text:style-name="P4">Chapter 104 – The Slanderer</text:p>
      <text:p text:style-name="P4">Chapter 105 – The Elephant</text:p>
      <text:p text:style-name="P4">Chapter 106 – The Quraysh</text:p>
      <text:p text:style-name="P4">Chapter 107 – The Acts of Kindness</text:p>
      <text:p text:style-name="P4">Chapter 108 – The Abundance</text:p>
      <text:p text:style-name="P4">Chapter 109 – The Disbelievers</text:p>
      <text:p text:style-name="P4">Chapter 110 – The Support</text:p>
      <text:p text:style-name="P4">Chapter 111 – The Twisted Rope</text:p>
      <text:p text:style-name="P4">Chapter 112 – The Sincerity</text:p>
      <text:p text:style-name="P4">Chapter 113 – The Daybreak</text:p>
      <text:p text:style-name="P4">Chapter 114 – The Mankin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5">Chapter 1</text:p>
      <text:p text:style-name="P5"/>
      <text:p text:style-name="P5">The Opening</text:p>
      <text:p text:style-name="P5">_</text:p>
      <text:p text:style-name="P5"/>
      <text:p text:style-name="P5"/>
      <text:p text:style-name="P65">1:1</text:p>
      <text:p text:style-name="P6">In the Name of God, <text:span text:style-name="T2">The Most Forgiving</text:span>, <text:span text:style-name="T2">The Most Merciful</text:span>.</text:p>
      <text:p text:style-name="P6"/>
      <text:p text:style-name="P65">1:2</text:p>
      <text:p text:style-name="P6">All praise to due to God, Lord of all that exists.</text:p>
      <text:p text:style-name="P6"/>
      <text:p text:style-name="P65">1:3</text:p>
      <text:p text:style-name="P6"><text:span text:style-name="T2">The Most Forgiving</text:span>, <text:span text:style-name="T2">The Most Merciful</text:span>.</text:p>
      <text:p text:style-name="P6"/>
      <text:p text:style-name="P65">1:4</text:p>
      <text:p text:style-name="P6">Master of the Day of Judgment.</text:p>
      <text:p text:style-name="P6"/>
      <text:p text:style-name="P65">1:5</text:p>
      <text:p text:style-name="P6">It is You we worship, and You we ask for help.</text:p>
      <text:p text:style-name="P6"/>
      <text:p text:style-name="P65">1:6</text:p>
      <text:p text:style-name="P6">Guide us to the Straight Path,</text:p>
      <text:p text:style-name="P6"/>
      <text:p text:style-name="P65">1:7</text:p>
      <text:p text:style-name="P6">the Path of those of whom You have bestowed Your Favor, not of those</text:p>
      <text:p text:style-name="P6">who have earned Your Anger, or those who have gone astray.</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5">Chapter 2</text:p>
      <text:p text:style-name="P5"/>
      <text:p text:style-name="P5">The Calf</text:p>
      <text:p text:style-name="P5">_</text:p>
      <text:p text:style-name="P6"/>
      <text:p text:style-name="P65">2:1</text:p>
      <text:p text:style-name="P6">الٓمٓ <text:span text:style-name="T1">(Alif Lam Meem)</text:span></text:p>
      <text:p text:style-name="P6"/>
      <text:p text:style-name="P65">2:2</text:p>
      <text:p text:style-name="P6">This is the Book, about which there is no doubt, a guide for those who are mindful.</text:p>
      <text:p text:style-name="P6"/>
      <text:p text:style-name="P65">2:3</text:p>
      <text:p text:style-name="P6">who believe in the Unseen, establish prayer, and from what We have provided for them, they spend.</text:p>
      <text:p text:style-name="P6"/>
      <text:p text:style-name="P65">2:4</text:p>
      <text:p text:style-name="P6">and those who believe in what is sent down to you, and what was sent down before you, and in the Hereafter they firmly believe.</text:p>
      <text:p text:style-name="P6"/>
      <text:p text:style-name="P65">2:5</text:p>
      <text:p text:style-name="P6">It is they who are upon Guidance from their Lord, and it is they who are the <text:span text:style-name="T16">S</text:span>uccessful.</text:p>
      <text:p text:style-name="P6"/>
      <text:p text:style-name="P65">2:6</text:p>
      <text:p text:style-name="P6">Indeed, as for those who disbelieve, it is the same for them, whether you warn them, or do not warn them, they do not believe.</text:p>
      <text:p text:style-name="P6"/>
      <text:p text:style-name="P65">2:7</text:p>
      <text:p text:style-name="P6">God has set a seal upon their hearts, and upon their hearing, and upon their vision is a veil, and for them is a Great Punishment.</text:p>
      <text:p text:style-name="P6"/>
      <text:p text:style-name="P65">2:8</text:p>
      <text:p text:style-name="P6">And of the people are some who say, “We believe in God and The Last Day.”, but they are not believers.</text:p>
      <text:p text:style-name="P6"/>
      <text:p text:style-name="P6"/>
      <text:p text:style-name="P6"><text:soft-page-break/></text:p>
      <text:p text:style-name="P65">2:9</text:p>
      <text:p text:style-name="P6">They seek to deceive God, and the believers, but they only deceive themselves, and they do not realize.</text:p>
      <text:p text:style-name="P6"/>
      <text:p text:style-name="P65">2:10</text:p>
      <text:p text:style-name="P6">In their hearts is disease, so God has increased them in disease, and for them is a painful Punishment, because they used to lie.</text:p>
      <text:p text:style-name="P6"/>
      <text:p text:style-name="P65">2:11</text:p>
      <text:p text:style-name="P6">And when it is said to them, “Do not spread corruption in the Earth.”, they say, “We are only reformers!”.</text:p>
      <text:p text:style-name="P6"/>
      <text:p text:style-name="P65">2:12</text:p>
      <text:p text:style-name="P6">Indeed, it is they who are the corruptors, but they do not realize it.</text:p>
      <text:p text:style-name="P6"/>
      <text:p text:style-name="P65">2:13</text:p>
      <text:p text:style-name="P6">And when it is said to them, “Believe as the people have believed.”, they reply, “Should we believe as the foolish have believed?”. Indeed, it is they who are the foolish, but they do not know.</text:p>
      <text:p text:style-name="P6"/>
      <text:p text:style-name="P65">2:14</text:p>
      <text:p text:style-name="P6">When they meet the believers, they say, “We believe.”. But when they are alone with their evil ones, they say, “Indeed, we are with you; we were only mocking.”</text:p>
      <text:p text:style-name="P6"/>
      <text:p text:style-name="P65">2:15</text:p>
      <text:p text:style-name="P6">It is God who mocks them, and prolongs them in their transgression, and they wander blindly.</text:p>
      <text:p text:style-name="P6"/>
      <text:p text:style-name="P65">2:16</text:p>
      <text:p text:style-name="P6">They are the ones who trade Guidance for misguidance, so they have profited nothing in this trade, and they are not Guided ones.</text:p>
      <text:p text:style-name="P6"/>
      <text:p text:style-name="P65">2:17</text:p>
      <text:p text:style-name="P6">Their example is like that of one who kindled a fire, but when it illuminated what was around them, God took away their light, and left them in darkness, so they do not see.</text:p>
      <text:p text:style-name="P6"/>
      <text:p text:style-name="P6"><text:soft-page-break/></text:p>
      <text:p text:style-name="P66">2:18</text:p>
      <text:p text:style-name="P7">Deaf, dumb, and blind, so they will not return.</text:p>
      <text:p text:style-name="P7"/>
      <text:p text:style-name="P66">2:19</text:p>
      <text:p text:style-name="P7">Or like a rainstorm from the sky, in which are darkness, thunder, and lightning, they press their fingers into their ears from the thunderclaps, for fear of death, and God encompasses the disbelievers.</text:p>
      <text:p text:style-name="P7"/>
      <text:p text:style-name="P66">2:20</text:p>
      <text:p text:style-name="P7">The lightning almost snatches away their sight. Whenever it flashes for them, they walk therein, and when the darkness covers them, they stand still. And if God had Willed, He could have certainly taken away their hearing and their sight. Indeed, God, in all matters, is <text:span text:style-name="T2">The All Powerful</text:span>.</text:p>
      <text:p text:style-name="P6"/>
      <text:p text:style-name="P66">2:21</text:p>
      <text:p text:style-name="P7">O mankind! Worship your Lord; The One who created you, and those from before you, so that you may become Righteous.</text:p>
      <text:p text:style-name="P7"/>
      <text:p text:style-name="P66">2:22</text:p>
      <text:p text:style-name="P7">The One Who made for you the Earth a bed spread out, and the sky a canopy, and sent down from the sky water, then brought forth therefrom fruits as a provision for you, so do not make rivals to God, while you know.</text:p>
      <text:p text:style-name="P7"/>
      <text:p text:style-name="P66">2:23</text:p>
      <text:p text:style-name="P7">And if you are in doubt about what we have revealed to Our Servant, then produce a chapter like it, and call upon your helpers other than God, if you are <text:span text:style-name="T25">T</text:span>ruthful.</text:p>
      <text:p text:style-name="P7"/>
      <text:p text:style-name="P66">2:24</text:p>
      <text:p text:style-name="P7">But if you are unable to do so, and you will never be able to do so, then fear the Fire, whose fuel is man and stones, prepared for the disbelievers.</text:p>
      <text:p text:style-name="P7"/>
      <text:p text:style-name="P7"/>
      <text:p text:style-name="P7"/>
      <text:p text:style-name="P7"/>
      <text:p text:style-name="P7"/>
      <text:p text:style-name="P7"/>
      <text:p text:style-name="P7"><text:soft-page-break/></text:p>
      <text:p text:style-name="P66">2:25</text:p>
      <text:p text:style-name="P7">And give good news to those who <text:span text:style-name="T25">B</text:span>elieve and do Righteous deeds, that for them will be Gardens underneath which <text:span text:style-name="T25">R</text:span>ivers <text:span text:style-name="T25">F</text:span>low. Every time they are provided with fruits therefrom as <text:span text:style-name="T17">a </text:span>provision, they say, “This is what we were provided with before.”, and they will be given therefrom the like, and for them therein are spouses, <text:span text:style-name="T25">P</text:span>urified, and they therein will abide forever.</text:p>
      <text:p text:style-name="P7"/>
      <text:p text:style-name="P67">2:26</text:p>
      <text:p text:style-name="P8">Indeed, God is not shy to set forth an example, even like that of a mosquito, or something above it. As for those who believed, they will know that it is <text:span text:style-name="T1">The Truth</text:span> from their Lord, and as for those who disbelieved, they will say, “What did God intend by this example?”, He lets many go astray by it, and He guides many by it, and He does not let go astray by it except for the defiantly disobedient.</text:p>
      <text:p text:style-name="P8"/>
      <text:p text:style-name="P67">2:27</text:p>
      <text:p text:style-name="P8">Those who break the Covenant of God after its ratification, and separate what God has ordered to be joined, and spread corruption in the Earth, it is they who are the losers.</text:p>
      <text:p text:style-name="P8"/>
      <text:p text:style-name="P67">2:28</text:p>
      <text:p text:style-name="P8">How can you disbelieve in God, when you were lifeless, and then He gave you life, then He will cause you to die, then He will bring you back to life, then to Him you will be returned?</text:p>
      <text:p text:style-name="P8"/>
      <text:p text:style-name="P67">2:29</text:p>
      <text:p text:style-name="P8">He is The One who created for you all of what is in the Earth, then He turned to the Heaven and fashioned them seven Heavens, and He, of everything, is <text:span text:style-name="T1">All Knowing</text:span>.</text:p>
      <text:p text:style-name="P8"/>
      <text:p text:style-name="P67">2:30</text:p>
      <text:p text:style-name="P8">And when your Lord said to the Angels, “Indeed, I am going to place on the Earth a Ruler.”, they said, “Will You place in it one who will spread corruption in it, and shed blood, while we glorify You with Your praises, and we sanctify You?”, He said, “Indeed, I know what you do not know.”.</text:p>
      <text:p text:style-name="P8"/>
      <text:p text:style-name="P8"/>
      <text:p text:style-name="P8"><text:soft-page-break/></text:p>
      <text:p text:style-name="P67">2:31</text:p>
      <text:p text:style-name="P8">And He taught Adam the names, all of them; <text:span text:style-name="T27">T</text:span>hen, He displayed them to the Angels; <text:span text:style-name="T27">T</text:span>hen He said, “Inform Me of the names of these, if you are <text:span text:style-name="T25">t</text:span>ruthful.”.</text:p>
      <text:p text:style-name="P8"/>
      <text:p text:style-name="P67">2:32</text:p>
      <text:p text:style-name="P8">They said, “Glory be to You! We have no knowledge except what you have taught us! Indeed, it is You Who is the <text:span text:style-name="T1">The All Knowing</text:span>, <text:span text:style-name="T1">The All Wise</text:span>.”.</text:p>
      <text:p text:style-name="P8"/>
      <text:p text:style-name="P67">2:33</text:p>
      <text:p text:style-name="P8">He said, “O Adam, inform them of their names.”, and when he had informed them of their names, He said, “Did not I say to you, Indeed, I know the <text:span text:style-name="T25">U</text:span>nseen of the Heavens and the Earth, and I know what you reveal, and what you conceal?”</text:p>
      <text:p text:style-name="P8"/>
      <text:p text:style-name="P67">2:34</text:p>
      <text:p text:style-name="P8">And when We said to the Angels, “Prostrate to Adam.”, they prostrated, except for Satan, he refused and was arrogant, and became of the disbelievers.</text:p>
      <text:p text:style-name="P8"/>
      <text:p text:style-name="P67">2:35</text:p>
      <text:p text:style-name="P8">And We said, “O Adam, dwell, you and your spouse, in Paradise, and both of you eat from it, freely, wherever you will, but do not approach this tree, else you will both be of the wrongdoers.”.</text:p>
      <text:p text:style-name="P8"/>
      <text:p text:style-name="P67">2:36</text:p>
      <text:p text:style-name="P8">But Satan had made both of them slip from it, and he got them out from what they were in, and We said, “Go down, some of you being enemies to one another, and for you in the Earth is a dwelling place, and provision for a time.”.</text:p>
      <text:p text:style-name="P8"/>
      <text:p text:style-name="P67">2:37</text:p>
      <text:p text:style-name="P8">Then Adam received from his Lord words, so his Lord turned towards him, Indeed, He is the <text:span text:style-name="T1">Accepter of Repentance</text:span>, <text:span text:style-name="T1">The Most Merciful</text:span>.</text:p>
      <text:p text:style-name="P8"/>
      <text:p text:style-name="P8"/>
      <text:p text:style-name="P8"/>
      <text:p text:style-name="P8"><text:soft-page-break/></text:p>
      <text:p text:style-name="P8"/>
      <text:p text:style-name="P67">2:38</text:p>
      <text:p text:style-name="P8">We said, “Go down from it, all of you, and when Guidance comes to you from Me, whoever then follows My Guidance will have no fear upon them, and they will not grieve.</text:p>
      <text:p text:style-name="P8"><text:line-break/><text:span text:style-name="T3">2:39</text:span></text:p>
      <text:p text:style-name="P8">And those who disbelieve, and deny Our Signs, those are the companions of the Fire, they will abide in it forever.”.</text:p>
      <text:p text:style-name="P8"/>
      <text:p text:style-name="P67">2:40</text:p>
      <text:p text:style-name="P8">O Children of Israel! Remember My Favor which I bestowed upon you, and fulfill My Covenant, I will fulfill your covenant, and Fear me.</text:p>
      <text:p text:style-name="P8"/>
      <text:p text:style-name="P67">2:41</text:p>
      <text:p text:style-name="P8">And believe in what I have sent down, confirming that which is with you, and do not be the first to disbelieve in it, and do not exchange My Signs for a small price, and Me, Fear Me.</text:p>
      <text:p text:style-name="P8"/>
      <text:p text:style-name="P67">2:42</text:p>
      <text:p text:style-name="P8">And do not mix <text:span text:style-name="T1">The Truth</text:span> with falsehood, or conceal <text:span text:style-name="T1">The Truth</text:span>, while you know.</text:p>
      <text:p text:style-name="P8"/>
      <text:p text:style-name="P67">2:43</text:p>
      <text:p text:style-name="P8">And establish the prayer, and give charity, and bow down with those who bow down.</text:p>
      <text:p text:style-name="P8"/>
      <text:p text:style-name="P67">2:44</text:p>
      <text:p text:style-name="P8">Do you command the people to Righteousness and forget yourselves, while you recite The Book? Then will you not use Reason?</text:p>
      <text:p text:style-name="P8"/>
      <text:p text:style-name="P67">2:45</text:p>
      <text:p text:style-name="P8">And seek help through patience and the prayer, and Indeed, it is truly difficult, except for the humble.</text:p>
      <text:p text:style-name="P8"/>
      <text:p text:style-name="P67">2:46</text:p>
      <text:p text:style-name="P8">Those who believe that they will meet their Lord, and that to Him they will return.</text:p>
      <text:p text:style-name="P8"><text:soft-page-break/></text:p>
      <text:p text:style-name="P8"/>
      <text:p text:style-name="P67">2:47</text:p>
      <text:p text:style-name="P8">O Children of Israel! Remember My Favor which I bestowed upon you, and that I preferred you over the worlds.</text:p>
      <text:p text:style-name="P8"/>
      <text:p text:style-name="P67">2:48</text:p>
      <text:p text:style-name="P8">And beware of a Day on which no soul will avail another soul at all, and no intercession will be accepted from it, and not any ransom will be taken from it, and no help will be given.</text:p>
      <text:p text:style-name="P8"/>
      <text:p text:style-name="P68">2:49</text:p>
      <text:p text:style-name="P9">And when We saved you from the people of Pharaoh, who afflicted you with a horrible torment, slaughtering your sons and keeping your women, and in that was a great test from your Lord.</text:p>
      <text:p text:style-name="P9"/>
      <text:p text:style-name="P68">2:50</text:p>
      <text:p text:style-name="P9">And when We parted for you the sea, and then We saved you, and We drowned the people of Pharaoh, while you watched.</text:p>
      <text:p text:style-name="P9"/>
      <text:p text:style-name="P68">2:51</text:p>
      <text:p text:style-name="P9">And when We appointed for Moses forty nights, then you took the calf from after him, and you were wrongdoers.</text:p>
      <text:p text:style-name="P9"/>
      <text:p text:style-name="P68">2:52</text:p>
      <text:p text:style-name="P9">Then We forgave you from after that, so that you may be grateful.</text:p>
      <text:p text:style-name="P9"/>
      <text:p text:style-name="P68">2:53</text:p>
      <text:p text:style-name="P9">And when We gave Moses The Book, and The Standard, so that perhaps you would be guided.</text:p>
      <text:p text:style-name="P9"/>
      <text:p text:style-name="P68">2:54</text:p>
      <text:p text:style-name="P9">And when Moses said to his people, “O my people, Indeed, you have wronged yourselves by your taking of the calf, so turn in repentance to your <text:span text:style-name="T1">Creator</text:span>, and kill yourselves, that is better for you with your <text:span text:style-name="T1">Creator</text:span>.”, then He turned towards you, Indeed, He is the <text:span text:style-name="T1">Accepter of Repentance</text:span>, <text:span text:style-name="T1">The Most Merciful</text:span>.</text:p>
      <text:p text:style-name="P9"/>
      <text:p text:style-name="P9"><text:soft-page-break/></text:p>
      <text:p text:style-name="P9"/>
      <text:p text:style-name="P68">2:55</text:p>
      <text:p text:style-name="P9">And when you said, “O Moses, never will we believe in you, until we see God, manifest!”. So the thunderbolt seized you, while you watched.</text:p>
      <text:p text:style-name="P9"/>
      <text:p text:style-name="P68">2:56</text:p>
      <text:p text:style-name="P9">Then We revived you from after your death, so that perhaps you would be grateful.</text:p>
      <text:p text:style-name="P9"/>
      <text:p text:style-name="P68">2:57</text:p>
      <text:p text:style-name="P9">And We shaded you with clouds, and We sent down to you manna and quails, “Eat from the good things that We have provided you.”, and they wronged Us not, but rather, they only wronged themselves.</text:p>
      <text:p text:style-name="P9"/>
      <text:p text:style-name="P68">2:58</text:p>
      <text:p text:style-name="P9">And when We said, “Enter this city, and eat from wherever you will, abundantly, and enter the gate prostrating, and say, ‘Forgive us.’, We will forgive for you of your wrongdoings, and We will increase the doers of good.”.</text:p>
      <text:p text:style-name="P9"/>
      <text:p text:style-name="P68">2:59</text:p>
      <text:p text:style-name="P9">But those who wronged changed the Word to other than that which was said to them, so We sent down upon those who wronged a punishment from the sky, because they were defiantly disobeying.</text:p>
      <text:p text:style-name="P9"/>
      <text:p text:style-name="P68">2:60</text:p>
      <text:p text:style-name="P9">And when Moses asked for water for his people, We said, “Strike the stone with your staff.”, Then gushed forth from it of twelve springs, Indeed, all of the people knew their drinking place. “Eat and drink from the provision of God, and do not act wickedly in the Earth, spreading corruption.”. </text:p>
      <text:p text:style-name="P9"/>
      <text:p text:style-name="P9"/>
      <text:p text:style-name="P9"/>
      <text:p text:style-name="P9"/>
      <text:p text:style-name="P9"/>
      <text:p text:style-name="P9"/>
      <text:p text:style-name="P9"/>
      <text:p text:style-name="P9"><text:soft-page-break/></text:p>
      <text:p text:style-name="P9"/>
      <text:p text:style-name="P68">2:61</text:p>
      <text:p text:style-name="P9">And when you said, “O Moses, we can never endure of one kind of food, so pray for us to your Lord to bring forth for us, from what the Earth grows, of its herbs, its cucumbers, its garlic, its lentils, and its onions.”, he said, “Would you exchange that which is worse for that which is better? Go down to a city, so indeed for you is what you have asked for.”. And they were struck upon with humiliation and misery, and they drew upon themselves the Wrath of God, that was because they used to disbelieve in the Signs of God, and kill the Prophets without any right, that was because they disobeyed, and were transgressors.</text:p>
      <text:p text:style-name="P9"/>
      <text:p text:style-name="P68">2:62</text:p>
      <text:p text:style-name="P9">Indeed, those who believed, and those who became Jews, and the Christians, and the Sabians, who believed in God, and The Last Day, and did Righteous Deeds, for them their Reward is with their Lord, and there will be no fear upon them, and they will not grieve.</text:p>
      <text:p text:style-name="P9"/>
      <text:p text:style-name="P68">2:63</text:p>
      <text:p text:style-name="P9">And when We took your covenant and We raised over you The Mount, “Hold what We have given you with strength, and remember what is in it, so that perhaps you would be Righteous.”.</text:p>
      <text:p text:style-name="P9"/>
      <text:p text:style-name="P68">2:64</text:p>
      <text:p text:style-name="P9">Then you turned away from after that; So, if not for the Grace of God upon you, and His Mercy, surely you would have been of the losers.</text:p>
      <text:p text:style-name="P9"/>
      <text:p text:style-name="P68">2:65</text:p>
      <text:p text:style-name="P9">And indeed, you knew those who transgressed among you in The Sabbath, so We said to them, “Be apes, despised!”.</text:p>
      <text:p text:style-name="P9"/>
      <text:p text:style-name="P68">2:66</text:p>
      <text:p text:style-name="P9">So We made it a deterrent punishment for those in front of them, and for those after them, and an admonition for those who Fear God.</text:p>
      <text:p text:style-name="P9"/>
      <text:p text:style-name="P9"/>
      <text:p text:style-name="P9"/>
      <text:p text:style-name="P9"><text:soft-page-break/></text:p>
      <text:p text:style-name="P9"><text:line-break/><text:span text:style-name="T3">2:67</text:span></text:p>
      <text:p text:style-name="P9">And when Moses said to his people, “Indeed, God commands you that you slaughter a cow.”, they said, “Do you take us in ridicule?”, he said, “I seek refuge in God from being amongst the ignorant.”.</text:p>
      <text:p text:style-name="P9"/>
      <text:p text:style-name="P68">2:68</text:p>
      <text:p text:style-name="P9">They said, “Pray for us to your Lord to make clear to us what it is!”, he said, “Indeed, he says it is a cow, not old and not young, <text:span text:style-name="T18">but </text:span>middle aged between that, so do as you are commanded.”.</text:p>
      <text:p text:style-name="P9"/>
      <text:p text:style-name="P68">2:69</text:p>
      <text:p text:style-name="P9">They said, “Pray for us to your Lord to make clear to us what is its color!”, he said, “Indeed, He says it is a yellow cow, bright in its color, pleasing to those who see it.”.</text:p>
      <text:p text:style-name="P9"/>
      <text:p text:style-name="P68">2:70</text:p>
      <text:p text:style-name="P9">They said, “Pray for us to your Lord to make clear to us what it is, indeed, the cows look alike to us, and indeed, if God Wills, we will be of those who are guided.”.</text:p>
      <text:p text:style-name="P9"/>
      <text:p text:style-name="P68">2:71</text:p>
      <text:p text:style-name="P9">He said, “Indeed, He says it is a cow not trained to plough the Earth, and not water the field, sound, without blemish in it.”, they said, “Now you have come with <text:span text:style-name="T1">The Truth</text:span>.”. So, they slaughtered it, but they almost did not do it.</text:p>
      <text:p text:style-name="P9"/>
      <text:p text:style-name="P68">2:72</text:p>
      <text:p text:style-name="P9">And when you killed a man, then you disputed concerning it, but God is the One Who brought forth what you were concealing.</text:p>
      <text:p text:style-name="P9"/>
      <text:p text:style-name="P68">2:73</text:p>
      <text:p text:style-name="P9">So We said, “Strike him with a part of it.”, Like this, God revives the dead and shows you His Signs, perhaps you may use Reason.</text:p>
      <text:p text:style-name="P9"/>
      <text:p text:style-name="P9"/>
      <text:p text:style-name="P9"/>
      <text:p text:style-name="P9"/>
      <text:p text:style-name="P9"><text:soft-page-break/></text:p>
      <text:p text:style-name="P9"/>
      <text:p text:style-name="P68">2:74</text:p>
      <text:p text:style-name="P9">Then, your hearts hardened from after that, so they were like stones, or stronger in hardness, and indeed, from the stones, certainly, are some which rivers gush forth, and indeed, from them, certainly, there are some which split open, so comes out from it water, and indeed, from them, certainly, there are some which fall down from Fear of God, and God is not unaware of what you do.</text:p>
      <text:p text:style-name="P9"/>
      <text:p text:style-name="P68">2:75</text:p>
      <text:p text:style-name="P9">Do you hope that they will believe you, while indeed, a party has been among them who hear the Words of God, then they distort it, after they understood it, while they know?</text:p>
      <text:p text:style-name="P9"/>
      <text:p text:style-name="P68">2:76</text:p>
      <text:p text:style-name="P9">And when they meet those who believe, they say, “We have believed.”, but when they meet in private, some of them say to some, “Do you tell them what God has revealed to you, so that they may argue with you therewith before your Lord?”, then do you not understand?</text:p>
      <text:p text:style-name="P9"/>
      <text:p text:style-name="P68">2:77</text:p>
      <text:p text:style-name="P9">Do they not know that God knows what they conceal, and what they declare?</text:p>
      <text:p text:style-name="P9"/>
      <text:p text:style-name="P68">2:78</text:p>
      <text:p text:style-name="P9">And among them are unlettered ones, who do not know The Book, except wishful thinking, and they do nothing but guess.</text:p>
      <text:p text:style-name="P9"/>
      <text:p text:style-name="P68">2:79</text:p>
      <text:p text:style-name="P9">So woe to those who write The Book with their own hands, then say, “This is from God!”, to sell it for a small price. So woe to them for what their hands have written, and woe to them for what they earn.</text:p>
      <text:p text:style-name="P9"/>
      <text:p text:style-name="P68">2:80</text:p>
      <text:p text:style-name="P9">And they say, “Never will the Fire touch us except for a number of days!”. Say, “Have you taken a covenant from God? For God will never break His Covenant. Or do you say against God what you do not know?”.</text:p>
      <text:p text:style-name="P9"/>
      <text:p text:style-name="P9"><text:soft-page-break/></text:p>
      <text:p text:style-name="P9"/>
      <text:p text:style-name="P68">2:81</text:p>
      <text:p text:style-name="P9">Yes, whoever earned misdeeds, and surrounded themselves with their wrongdoings, will be the companions of the Fire. They will be there forever.</text:p>
      <text:p text:style-name="P9"/>
      <text:p text:style-name="P68">2:82</text:p>
      <text:p text:style-name="P9">And those who believed, and did righteous deeds, those are the companions of Paradise, they will abide in it forever.</text:p>
      <text:p text:style-name="P9"/>
      <text:p text:style-name="P68">2:83</text:p>
      <text:p text:style-name="P9">And when We took a Covenant with The Children of Israel, “Do not worship except God, and be beautiful to parents, relatives, orphans, and the needy; and speak Good to the people; and establish the Prayer; and give charity.”, but you turned away, except a few of you, and you were refusing.</text:p>
      <text:p text:style-name="P9"/>
      <text:p text:style-name="P68">2:84</text:p>
      <text:p text:style-name="P9">And when We <text:span text:style-name="T18">took </text:span>your covenant that you will not shed your blood and not evict yourselves from your homes, then you ratified it, while you witnessed.</text:p>
      <text:p text:style-name="P9"/>
      <text:p text:style-name="P68">2:85</text:p>
      <text:p text:style-name="P9">Then, you are those who kill yourselves, and evict a party of you from their homes, you support one another against them in wrongdoing and transgression, and if they come to you as captives, you ransom them, while their eviction was forbidden to you. So, do you believe in part of The Book, and disbelieve in other parts? Then, what is the recompense for those who do that among you except disgrace in this worldly life? And, on the Day of Resurrection, they will be sent back to the most severe Punishment, and God is not unaware of what you do.</text:p>
      <text:p text:style-name="P9"/>
      <text:p text:style-name="P68">2:86</text:p>
      <text:p text:style-name="P9">Those are the ones who bought the life of this world, in exchange for the Hereafter; so the Punishment will not be lightened for them; and they will not be helped.</text:p>
      <text:p text:style-name="P9"/>
      <text:p text:style-name="P9"/>
      <text:p text:style-name="P9"/>
      <text:p text:style-name="P9"/>
      <text:p text:style-name="P9"><text:soft-page-break/></text:p>
      <text:p text:style-name="P9"/>
      <text:p text:style-name="P68">2:87</text:p>
      <text:p text:style-name="P9">And indeed, We gave Moses The Book, and We followed up from after him with Messengers. And We gave Jesus, son of Mary, Clear Signs, and We supported him with the Holy Spirit. Is it not so that whenever a Messenger came to you with what your selves did not desire, you acted arrogantly; So a party you denied, and a party you killed?</text:p>
      <text:p text:style-name="P9"/>
      <text:p text:style-name="P68">2:88</text:p>
      <text:p text:style-name="P9">And they said, “Our hearts are covered!”, No! God has Cursed them for their disbelief; so little is it that they believe.</text:p>
      <text:p text:style-name="P9"/>
      <text:p text:style-name="P68">2:89</text:p>
      <text:p text:style-name="P9">And when A Book came to them from God, confirming what was with them, though they used to, from before, pray for victory over those who disbelieved, then when came to them what they recognized, they disbelieved in it. So, the Curse of God is upon the disbelievers.</text:p>
      <text:p text:style-name="P9"/>
      <text:p text:style-name="P68">2:90</text:p>
      <text:p text:style-name="P9">Vile is that which they have sold themselves for, that they disbelieve in what God has revealed, resentful that God sends down of His Grace upon whomever He Wills from His servants. So they have drawn upon themselves Wrath upon Wrath; And for the disbelievers is a humiliating Punishment.</text:p>
      <text:p text:style-name="P9"/>
      <text:p text:style-name="P68">2:91</text:p>
      <text:p text:style-name="P9">And when it is said to them, “Believe in what God has revealed.”, they say, “We believe in what was revealed to us!”. And they disbelieve in what is beside it, while it is <text:span text:style-name="T1">The Truth</text:span>, confirming what is with them. Say, “Then why did you kill the Prophets of God from before, if you were believers?”.</text:p>
      <text:p text:style-name="P9"/>
      <text:p text:style-name="P68">2:92</text:p>
      <text:p text:style-name="P9">And indeed, Moses came to you with Clear Signs, then you took the calf from after him, and you were wrongdoers.</text:p>
      <text:p text:style-name="P9"/>
      <text:p text:style-name="P9"/>
      <text:p text:style-name="P9"/>
      <text:p text:style-name="P9"/>
      <text:p text:style-name="P9"><text:soft-page-break/></text:p>
      <text:p text:style-name="P9"/>
      <text:p text:style-name="P68">2:93</text:p>
      <text:p text:style-name="P9">And when We took your covenant, and We raised over you The Mount, “Hold what We gave you with firmness, and listen.”, they said, “We heard, and we disobeyed.”, and they were made to drink in their hearts the love of the calf, because of their disbelief. Say, “Vile is what your faith orders you to do, if you are believers.”.</text:p>
      <text:p text:style-name="P9"/>
      <text:p text:style-name="P68">2:94</text:p>
      <text:p text:style-name="P9">Say, “If the Home of the Hereafter with God is for you, exclusively, excluding all of mankind, then wish for death, if you are truthful.”.</text:p>
      <text:p text:style-name="P9"/>
      <text:p text:style-name="P68">2:95</text:p>
      <text:p text:style-name="P9">And never will they wish for it, ever, because of what their hands have sent forth, and God is <text:span text:style-name="T1">All Knowing</text:span> of the wrongdoers.</text:p>
      <text:p text:style-name="P9"/>
      <text:p text:style-name="P68">2:96</text:p>
      <text:p text:style-name="P9">And, surely, you will find them the most greedy of mankind for life, even more than the polytheists, each one of them would love if they could be granted a life for a thousand years, but it would not remove them from the punishment that they should be granted life. And God is <text:span text:style-name="T1">All Seeing</text:span> of what they do.</text:p>
      <text:p text:style-name="P9"/>
      <text:p text:style-name="P68">2:97</text:p>
      <text:p text:style-name="P9">Say, “Whoever is an enemy to Gabriel, then indeed, he brought it down upon your heart by the permission of God, confirming what was before it, and a Guidance, and Good News for the Believers.</text:p>
      <text:p text:style-name="P9"/>
      <text:p text:style-name="P68">2:98</text:p>
      <text:p text:style-name="P9">Whoever is an enemy to God, and His Angels, and His Messengers, and Gabriel, and Michael, then indeed, God is an enemy to the disbelievers.</text:p>
      <text:p text:style-name="P9"/>
      <text:p text:style-name="P68">2:99</text:p>
      <text:p text:style-name="P9">And indeed, We revealed to you Clear Signs; and not one disbelieves in them, except for the defiantly disobedient.</text:p>
      <text:p text:style-name="P9"/>
      <text:p text:style-name="P9"/>
      <text:p text:style-name="P9"><text:soft-page-break/></text:p>
      <text:p text:style-name="P9"/>
      <text:p text:style-name="P68">2:100</text:p>
      <text:p text:style-name="P9">And is it not that whenever they took a covenant, a party of them threw it away? No! Most of them do not believe.</text:p>
      <text:p text:style-name="P9"/>
      <text:p text:style-name="P68">2:101</text:p>
      <text:p text:style-name="P9">And when a Messenger from God came to them, confirming what was with them, a party of those who were given The Book threw away The Book of God, behind their backs, as if they did not know.</text:p>
      <text:p text:style-name="P9"/>
      <text:p text:style-name="P68">2:102</text:p>
      <text:p text:style-name="P9">And they instead followed what the devils recited during the Rule of Solomon, and Solomon did not disbelieve, but the devils disbelieved, they taught the people magic, and what was sent down to the two Angels in Babylon, Harut and Marut, and they both did not teach anyone without saying, “We are only a trial, so do not disbelieve.”, but they learn from those two what causes separation with it between a man and his spouse, and they could not at all harm anyone with it, except by Permission of God. And they learn what harms them, and what does not profit them. And, indeed, they knew that whoever buys it, there would be no share for them in the Hereafter. And, surely, vile is what they sold themselves for, if only they knew.</text:p>
      <text:p text:style-name="P9"/>
      <text:p text:style-name="P68">2:103</text:p>
      <text:p text:style-name="P9">And if they <text:span text:style-name="T26">would</text:span> ha<text:span text:style-name="T26">ve</text:span> believed, and Feared, surely, the Reward from God would have been better, if only they knew.</text:p>
      <text:p text:style-name="P9"/>
      <text:p text:style-name="P68">2:104</text:p>
      <text:p text:style-name="P9">O you who Believe! Do not say, “Herd us!”, but rather, say, “Tend to us.”, and listen. And for the disbelievers is a painful Punishment.</text:p>
      <text:p text:style-name="P9"/>
      <text:p text:style-name="P68">2:105</text:p>
      <text:p text:style-name="P9">Those who disbelieve from the People of the Book, and the polytheists, do not want any Good to be sent down to you from your Lord, and God chooses for His Mercy whomever He Wills. And God is the <text:span text:style-name="T1">Possessor of Infinite Grace</text:span>.</text:p>
      <text:p text:style-name="P9"/>
      <text:p text:style-name="P9"/>
      <text:p text:style-name="P9"><text:soft-page-break/></text:p>
      <text:p text:style-name="P9"/>
      <text:p text:style-name="P68">2:106</text:p>
      <text:p text:style-name="P9">Whatever We abrogate of a Sign, or cause it to be forgotten, We bring forth better than it, or similar to it, do you not know that, over everything, God is <text:span text:style-name="T1">All Capable</text:span>?</text:p>
      <text:p text:style-name="P9"/>
      <text:p text:style-name="P68">2:107</text:p>
      <text:p text:style-name="P9">Do you not know that to God belongs the Kingdom of the Heavens and the Earth, and you do not have besides God any protector or helper?</text:p>
      <text:p text:style-name="P9"/>
      <text:p text:style-name="P68">2:108</text:p>
      <text:p text:style-name="P9">Or do you intend to ask your Messenger, as was asked of Moses from before? And whoever exchanges faith for disbelief, has certainly strayed from the Straight Path.</text:p>
      <text:p text:style-name="P9"/>
      <text:p text:style-name="P68">2:109</text:p>
      <text:p text:style-name="P9">Many from among the People of The Book wished that they could turn you back, from after having your faith, into disbelievers, out of jealousy from within themselves, even after what had become clear to them, <text:span text:style-name="T1">The Truth</text:span>. So forgive and overlook them, until God brings His Command. Indeed, God, over all matters, is <text:span text:style-name="T1">All Powerful</text:span>.</text:p>
      <text:p text:style-name="P9"/>
      <text:p text:style-name="P68">2:110</text:p>
      <text:p text:style-name="P9">And establish The Prayer, and give charity. And whatever you send forth for yourselves of Good, you will find with God. Indeed, God, of what you do, is <text:span text:style-name="T1">All Seeing</text:span>.</text:p>
      <text:p text:style-name="P9"/>
      <text:p text:style-name="P68">2:111</text:p>
      <text:p text:style-name="P9">And they said, “Never will enter the Paradise, except who is a Jew or Christian!”, that is only their wishful thinking. Say, “Bring your proof, if you are truthful.”.</text:p>
      <text:p text:style-name="P9"/>
      <text:p text:style-name="P68">2:112</text:p>
      <text:p text:style-name="P9">Yes! Whoever submits their face to God, and <text:span text:style-name="T19">they are</text:span> a doer of Good, their Reward is with their Lord, and there will be no fear upon them, and they will not grieve.</text:p>
      <text:p text:style-name="P9"/>
      <text:p text:style-name="P9"><text:soft-page-break/></text:p>
      <text:p text:style-name="P9"/>
      <text:p text:style-name="P68">2:113</text:p>
      <text:p text:style-name="P9">And the Jews said, “The Christians are not upon anything!”, and the Christians said, “The Jews are not upon anything!”, although they both recite The Book, and those who do not know say things that are similar. God will Judge between them on the Day of Resurrection in what they used to differ.</text:p>
      <text:p text:style-name="P9"/>
      <text:p text:style-name="P68">2:114</text:p>
      <text:p text:style-name="P9">And who is more unjust than one who prevents the Name of God to be mentioned in His Houses of Worship, and strives for their destruction? It is not for those to enter them, except those in Fear, for them in this world is disgrace, and for them in the Hereafter is a Great Punishment.</text:p>
      <text:p text:style-name="P9"/>
      <text:p text:style-name="P68">2:115</text:p>
      <text:p text:style-name="P9">To God belongs the east, and the west, so wherever you turn, there is the Face of God. Indeed, God is <text:span text:style-name="T1">All Encompassing</text:span>, <text:span text:style-name="T1">All Knowing</text:span>.</text:p>
      <text:p text:style-name="P9"/>
      <text:p text:style-name="P68">2:116</text:p>
      <text:p text:style-name="P9">And they said, “God has begotten a son!”, Glory be to Him! No! For Him is whatever is in the Heavens and the Earth, all to Him are humbly obedient.</text:p>
      <text:p text:style-name="P9"/>
      <text:p text:style-name="P68">2:117</text:p>
      <text:p text:style-name="P9"><text:span text:style-name="T1">Originator</text:span> of the Heavens and the Earth! And when He decrees a matter, He only says to it, “Be.”, and it is.</text:p>
      <text:p text:style-name="P9"/>
      <text:p text:style-name="P68">2:118</text:p>
      <text:p text:style-name="P9">And those who do not know said, “Why does God not speak to us, or gives us of a Sign?”. The like of that was said from those before them with a similar saying, their hearts became alike. Indeed, we have made <text:span text:style-name="T20">C</text:span>lear <text:span text:style-name="T20">t</text:span>he Signs for people who firmly <text:span text:style-name="T20">B</text:span>elieve.</text:p>
      <text:p text:style-name="P9"/>
      <text:p text:style-name="P68">2:119</text:p>
      <text:p text:style-name="P9">Indeed, we have sent you with <text:span text:style-name="T1">The Truth</text:span>, a bringer of Good News, and as a Warner, and you will not be asked about the companions of the Fire.</text:p>
      <text:p text:style-name="P9"/>
      <text:p text:style-name="P9"/>
      <text:p text:style-name="P9"/>
      <text:p text:style-name="P9"><text:soft-page-break/></text:p>
      <text:p text:style-name="P9"/>
      <text:p text:style-name="P68">2:120</text:p>
      <text:p text:style-name="P9">And the Jews and the Christians will never be pleased with you until you follow their religion. Say, “Indeed, Guidance from God is Guidance.”. And if you follow their desires after what has come to you of the Knowledge, you will not have against God any protector or helper.</text:p>
      <text:p text:style-name="P9"/>
      <text:p text:style-name="P68">2:121</text:p>
      <text:p text:style-name="P9">Those to whom We have given them The Book recite it Right, the Recitation of those who Believe in it. And whoever disbelieves in it, then those, they are the losers.</text:p>
      <text:p text:style-name="P9"/>
      <text:p text:style-name="P68">2:122</text:p>
      <text:p text:style-name="P9">O Children of Israel! Remember My Favor which I bestowed upon you, and that I preferred you over the worlds.</text:p>
      <text:p text:style-name="P9"/>
      <text:p text:style-name="P68">2:123</text:p>
      <text:p text:style-name="P9">And beware of the Day when no soul will avail another soul, anything; and no compensation will be accepted from it; and not any intercession will benefit it; and they will not be helped.</text:p>
      <text:p text:style-name="P9"/>
      <text:p text:style-name="P68">2:124</text:p>
      <text:p text:style-name="P9">And when Abraham was tried by his Lord, with words, and he fulfilled them, He said, “Indeed, I am The One to make you a Leader for all of mankind.”, he said, “And of my offspring?”, He said, “My Covenant does not include the wrongdoers.”.</text:p>
      <text:p text:style-name="P9"/>
      <text:p text:style-name="P68">2:125</text:p>
      <text:p text:style-name="P9">And when We made The House a place of return for all of mankind, and a place of security, and said, “Take from the standing place of Abraham as a place of prayer.”. And We made a Covenant with Abraham and Ishmael, “Both of you Purify My House, for those who circumambulate, and those who seclude themselves for devotion and prayer, and for those who bow down, and for those who prostrate.”.</text:p>
      <text:p text:style-name="P9"/>
      <text:p text:style-name="P9"/>
      <text:p text:style-name="P9"/>
      <text:p text:style-name="P9"><text:soft-page-break/></text:p>
      <text:p text:style-name="P9"/>
      <text:p text:style-name="P68">2:126</text:p>
      <text:p text:style-name="P9">And when Abraham said, “My Lord! Make this city secure, and provide its people with fruits, whoever from them who believes in God, and the Last Day.”, He said, “And whoever disbelieved, I will grant them enjoyment for a little, then I will force them to the Punishment of the Fire, and what a wretched destination it is.”</text:p>
      <text:p text:style-name="P9"/>
      <text:p text:style-name="P68">2:127</text:p>
      <text:p text:style-name="P9">And when Abraham was raising the foundations of The House with Ishmael, saying, “Our Lord! Accept from us, Indeed, it is You who is <text:span text:style-name="T1">The All Hearing</text:span>, <text:span text:style-name="T1">The All Knowing</text:span>.</text:p>
      <text:p text:style-name="P9"/>
      <text:p text:style-name="P68">2:128</text:p>
      <text:p text:style-name="P9">Our Lord! Make us both submissive to You, and from our offspring a community submissive to You, and show us our ways of worship, and turn to us. Indeed, You are <text:span text:style-name="T1">The Accepter of Repentance</text:span>, <text:span text:style-name="T1">The Most Merciful</text:span>.</text:p>
      <text:p text:style-name="P9"/>
      <text:p text:style-name="P68">2:129</text:p>
      <text:p text:style-name="P9">Our Lord! Raise up from among them a Messenger from them, who will recite to them Your Signs, and will teach them The Book, and the Wisdom, and Purify them. Indeed, You are <text:span text:style-name="T1">The All Mighty</text:span>, <text:span text:style-name="T1">The All Wise</text:span>.”.</text:p>
      <text:p text:style-name="P9"/>
      <text:p text:style-name="P68">2:130</text:p>
      <text:p text:style-name="P9">And who will turn away from the Creed of Abraham, except who fools themselves? And, indeed, We chose him in this world, and, indeed, he, in the Hereafter, surely, is amongst The Righteous.</text:p>
      <text:p text:style-name="P9"/>
      <text:p text:style-name="P70">2:131</text:p>
      <text:p text:style-name="P10">When his Lord said to him, “Submit.”, he said, “I have submitted myself to the Lord of the Worlds.”.</text:p>
      <text:p text:style-name="P10"/>
      <text:p text:style-name="P69">2:132</text:p>
      <text:p text:style-name="P11">And Abraham enjoined it upon his sons, and Jacob, “O my sons, indeed, God has chosen for you the Religion, so do not die, except while you are in submission.”</text:p>
      <text:p text:style-name="P11"/>
      <text:p text:style-name="P11"><text:soft-page-break/></text:p>
      <text:p text:style-name="P11"/>
      <text:p text:style-name="P75">2:133</text:p>
      <text:p text:style-name="P12">Or were you witnesses when death came to Jacob? When he said to his sons, “What will you worship from after me?”, they said, “We will worship your God, and the God of your forefathers, Abraham, and Ishmael, and Isaac, The One God, and we, to Him, are those that submit.”.</text:p>
      <text:p text:style-name="P12"/>
      <text:p text:style-name="P74">2:134</text:p>
      <text:p text:style-name="P13">This was a community which has passed away; For it is what it had earned; <text:span text:style-name="T6">A</text:span>nd for you is what you have earned; And you will not be asked about what they used to do.</text:p>
      <text:p text:style-name="P13"/>
      <text:p text:style-name="P73">2:135</text:p>
      <text:p text:style-name="P14">And they said, “Be Jews or Christians, so you will be guided!”. Say, “No! We follow the Faith of Abraham, The Upright, and he was not of the polytheists.”</text:p>
      <text:p text:style-name="P14"/>
      <text:p text:style-name="P73">2:136</text:p>
      <text:p text:style-name="P14">Say, “We have believed in God, and what is revealed to us, and what was revealed to Abraham, and Ishmael, and Isaac, and Jacob, and their descendants, and what was given to Moses, and Jesus, and what was given to the Messengers from their Lord; We do not make a distinction between any of them; <text:span text:style-name="T7">A</text:span>nd to Him, we are those who submit.”</text:p>
      <text:p text:style-name="P14"/>
      <text:p text:style-name="P72">2:137</text:p>
      <text:p text:style-name="P15">So, if they believe in the like of what you have believed in, then indeed, they are Guided; But if they turn away, <text:span text:style-name="T8">t</text:span>hen they are only in dissension; So, God will suffice for you against them; <text:span text:style-name="T8">A</text:span>nd He is <text:span text:style-name="T1">The All Hearing</text:span>, <text:span text:style-name="T1">The All Knowing</text:span>.</text:p>
      <text:p text:style-name="P15"/>
      <text:p text:style-name="P71">2:138</text:p>
      <text:p text:style-name="P16">“This is the Hue of God; And who is better than God at Hueing? And we, to Him, are worshippers.”</text:p>
      <text:p text:style-name="P16"/>
      <text:p text:style-name="P16"/>
      <text:p text:style-name="P16"/>
      <text:p text:style-name="P16"/>
      <text:p text:style-name="P16"/>
      <text:p text:style-name="P16"><text:soft-page-break/></text:p>
      <text:p text:style-name="P16"/>
      <text:p text:style-name="P79">2:139</text:p>
      <text:p text:style-name="P17">Say, “Do you argue with us about God, while He is our Lord, and your Lord? And for us is our deeds; And for you is your deeds; And we, to Him, are loyal.</text:p>
      <text:p text:style-name="P17"/>
      <text:p text:style-name="P79">2:140</text:p>
      <text:p text:style-name="P17">Or do you say that Abraham, and Ishmael, and Isaac, and Jacob, and their descendants, were Jews or Christians?”. Say, “Are you better knowing, or is God?”. And who is more unjust than one who hides a Testament that they have from God? And God is not unaware of what you do.</text:p>
      <text:p text:style-name="P17"/>
      <text:p text:style-name="P78">2:141</text:p>
      <text:p text:style-name="P18">This was a community which has passed away; For it is what it earned; And for you is what you have earned; And you will not be asked about what they used to do.</text:p>
      <text:p text:style-name="P18"/>
      <text:p text:style-name="P77">2:142</text:p>
      <text:p text:style-name="P19">The foolish ones from among the people will say, “What has turned them from their direction of prayer which they used to face?”. Say, “To God belongs the east and the west; He Guides whomever He Wills to the Straight Path.”.</text:p>
      <text:p text:style-name="P19"/>
      <text:p text:style-name="P76">2:143</text:p>
      <text:p text:style-name="P20">And thus, We made you a community in the middle; So that you will be witnesses over mankind; And the Messenger will be a Witness upon you. And We did not make the direction of prayer which you used to be upon except so that We make evident who follows the Messenger from who turns back on their heels. And indeed, it was certainly a Great Trial; except for those whom God Guided; And God will not let your Faith go to waste. Indeed, God, to mankind, is <text:span text:style-name="T1">Ever Gracious</text:span>, and <text:span text:style-name="T1">The Most Merciful</text:span>.</text:p>
      <text:p text:style-name="P20"/>
      <text:p text:style-name="P20"/>
      <text:p text:style-name="P20"/>
      <text:p text:style-name="P20"/>
      <text:p text:style-name="P20"/>
      <text:p text:style-name="P20"/>
      <text:p text:style-name="P20"><text:soft-page-break/></text:p>
      <text:p text:style-name="P20"/>
      <text:p text:style-name="P82">2:144</text:p>
      <text:p text:style-name="P21">Indeed, We see you turning your face towards the Heaven; So, We will surely turn you towards the Direction of Prayer you will be pleased with; So, turn your face towards the direction of The Sacred House of <text:span text:style-name="T22">The </text:span>Worship; And wherever you may be, turn your faces towards its Direction. And indeed, those who were given The Book surely know that it, <text:span text:style-name="T1">The Truth</text:span>, is from their Lord; And God is not unaware of what they do.</text:p>
      <text:p text:style-name="P21"/>
      <text:p text:style-name="P81">2:145</text:p>
      <text:p text:style-name="P22">And even if you come to those who were given The Book, with all The Signs, they would not follow your direction of prayer, and you will not follow their direction of prayer; And some of them will not follow the direction of prayer of each other; And if you followed their desires, from after what came to you of the Knowledge, indeed, you then would surely be amongst the wrongdoers.</text:p>
      <text:p text:style-name="P22"/>
      <text:p text:style-name="P80">2:146</text:p>
      <text:p text:style-name="P23">Those to whom We gave The Book, they recognize This; Like they recognize their own children; And indeed, surely, a group of them hide <text:span text:style-name="T1">The Truth</text:span>, while they know.</text:p>
      <text:p text:style-name="P23"/>
      <text:p text:style-name="P80">2:147</text:p>
      <text:p text:style-name="P23"><text:span text:style-name="T1">The Truth</text:span> is from your Lord; so do not be among the doubters.</text:p>
      <text:p text:style-name="P23"/>
      <text:p text:style-name="P80">2:148</text:p>
      <text:p text:style-name="P23">And for everyone is a direction that they turn towards, so race towards that which is Good; Wherever that you may be, God will bring you together; Indeed, God is, on every thing, <text:span text:style-name="T1">All Powerful</text:span>.</text:p>
      <text:p text:style-name="P23"/>
      <text:p text:style-name="P80">2:149</text:p>
      <text:p text:style-name="P23">And from wherever you start forth, turn your face in the Direction of the Sacred House of Worship; And indeed, it is surely <text:span text:style-name="T1">The Truth</text:span> from your Lord; And God is not unaware of what you do.</text:p>
      <text:p text:style-name="P23"/>
      <text:p text:style-name="P23"/>
      <text:p text:style-name="P23"/>
      <text:p text:style-name="P23"><text:soft-page-break/></text:p>
      <text:p text:style-name="P23"/>
      <text:p text:style-name="P80">2:150</text:p>
      <text:p text:style-name="P23">And from wherever you start forth, turn your face in the direction the Sacred House of Worship; And wherever you may be, turn your faces in its direction, so that there will not be any argument against you for the people; except those who wronged among them; so do not fear them, but Fear Me; And I Will complete My Favor upon <text:span text:style-name="T20">you; S</text:span>o that you may be Guided.</text:p>
      <text:p text:style-name="P23"/>
      <text:p text:style-name="P85">2:151</text:p>
      <text:p text:style-name="P24">As We sent from among you a Messenger, who recites to you Our Signs, and Purifies you, and Teaches you The Book, and the Wisdom; And Teaches you what you did not know.</text:p>
      <text:p text:style-name="P24"/>
      <text:p text:style-name="P85">2:152</text:p>
      <text:p text:style-name="P24">So, remember Me; I Will Remember you; And be grateful to Me; And do not be ungrateful to Me.</text:p>
      <text:p text:style-name="P24"/>
      <text:p text:style-name="P85">2:153</text:p>
      <text:p text:style-name="P24">O you who <text:span text:style-name="T21">B</text:span>elieve! Seek Help through patience and the prayer; Indeed, God is with the patient ones.</text:p>
      <text:p text:style-name="P24"/>
      <text:p text:style-name="P85">2:154</text:p>
      <text:p text:style-name="P24">And do not say for the ones who are slain in <text:span text:style-name="T9">the Way of God that they are dead. No! They are alive, but you do not perceive it.</text:span></text:p>
      <text:p text:style-name="P24"/>
      <text:p text:style-name="P84">2:155</text:p>
      <text:p text:style-name="P25">And surely, We Will test you with something of fear, and hunger, and loss of wealth and lives, and fruits; But give Good News to those who are <text:span text:style-name="T21">P</text:span>atient.</text:p>
      <text:p text:style-name="P25"/>
      <text:p text:style-name="P83">2:156</text:p>
      <text:p text:style-name="P26">Those who, when a misfortune strikes them, they say, “Indeed, we belong to God; And to Him we will return.”.</text:p>
      <text:p text:style-name="P26"/>
      <text:p text:style-name="P83">2:157</text:p>
      <text:p text:style-name="P26">Those, on them are Blessings from their Lord, and Mercy; And those, they are the Guided ones.</text:p>
      <text:p text:style-name="P26"/>
      <text:p text:style-name="P26"><text:soft-page-break/></text:p>
      <text:p text:style-name="P26"/>
      <text:p text:style-name="P83">2:158</text:p>
      <text:p text:style-name="P26">Indeed, the Pure and the White Stone are from the Symbols of God; So whoever performs the Journey to the House, or Visits, there is no blame on them if they walk between both of them; And whoever voluntarily does Good, then indeed, God is <text:span text:style-name="T1">All Appreciative</text:span>, <text:span text:style-name="T1">All Knowing</text:span>.</text:p>
      <text:p text:style-name="P26"/>
      <text:p text:style-name="P91">2:159</text:p>
      <text:p text:style-name="P27">Indeed, those who hide what We revealed of the Clear Proofs, and the Guidance, from after what We made Clear to the people in The Book, those, God Curses them, and so curses them the ones who curse.</text:p>
      <text:p text:style-name="P27"/>
      <text:p text:style-name="P90">2:160</text:p>
      <text:p text:style-name="P28">Except those who repent, and reform, and openly declare; Then those, I Will Accept repentance from them; And I am the <text:span text:style-name="T1">Accepter of Repentance</text:span>, <text:span text:style-name="T1">The Most Merciful</text:span>.</text:p>
      <text:p text:style-name="P28"/>
      <text:p text:style-name="P89">2:161</text:p>
      <text:p text:style-name="P29">Indeed, those who disbelieve, and die while they were disbelievers, upon those is the Curse of God, and the Angels, and of mankind, all together.</text:p>
      <text:p text:style-name="P29"/>
      <text:p text:style-name="P88">2:162</text:p>
      <text:p text:style-name="P30">They will dwell therein, the Punishment will not be lightened for them, and they will not be reprieved.</text:p>
      <text:p text:style-name="P30"/>
      <text:p text:style-name="P87">2:163</text:p>
      <text:p text:style-name="P31">And your God is One God, there is no god, except Him; <text:span text:style-name="T1">The Most Gracious</text:span>, <text:span text:style-name="T1">The Most Merciful</text:span>.</text:p>
      <text:p text:style-name="P31"/>
      <text:p text:style-name="P86">2:164</text:p>
      <text:p text:style-name="P32">Indeed, in the creation of the Heavens and the Earth, and in the alternation of the night, and the day, and the ships which sail in the sea with what benefits the people, and what God has sent down from the sky of water, giving Life thereby to the Earth after its death, and dispersing therein of every moving creature, and directing the winds, and the clouds, controlled between the sky and the Earth, surely, are Signs for a people who use Reason.</text:p>
      <text:p text:style-name="P31"/>
      <text:p text:style-name="P31"><text:soft-page-break/></text:p>
      <text:p text:style-name="P31"/>
      <text:p text:style-name="P97">2:165</text:p>
      <text:p text:style-name="P33">And of among mankind is who takes unto themselves ‘rivals’ to God; They love them, as they should love God; And those who believed are stronger in love for God; And if those who wronged could see the Punishment, they would see that all Power belongs to God, and God is severe in Punishment.</text:p>
      <text:p text:style-name="P33"/>
      <text:p text:style-name="P96">2:166</text:p>
      <text:p text:style-name="P34">When those who were followed will disown of those who followed, and they will see the Punishment, all relations for them will be severed.</text:p>
      <text:p text:style-name="P34"/>
      <text:p text:style-name="P95">2:167</text:p>
      <text:p text:style-name="P35">And said those who followed, “If only there was for us a return, then we would disown them as they disown us!”. Thus, God will show them their deeds as regrets for them, and they will not come out of the Fire.</text:p>
      <text:p text:style-name="P35"/>
      <text:p text:style-name="P94">2:168</text:p>
      <text:p text:style-name="P36">O mankind! Eat of what is Lawful and Good in the Earth; And do not follow the footsteps of Satan; Indeed, he is a Clear enemy to you.</text:p>
      <text:p text:style-name="P36"/>
      <text:p text:style-name="P94">2:169</text:p>
      <text:p text:style-name="P36">He only incites you to evil, and lewdness, and to say about God what you do not know.</text:p>
      <text:p text:style-name="P36"/>
      <text:p text:style-name="P93">2:170</text:p>
      <text:p text:style-name="P37">And when it is said to them, “Follow what God has revealed.”, they say, “No! We follow what we found our forefathers upon!”. Even though their forefathers did not understand anything, and they were not guided.</text:p>
      <text:p text:style-name="P37"/>
      <text:p text:style-name="P92">2:171</text:p>
      <text:p text:style-name="P38">And the example of those who disbelieve is like the example of the one who shouts at nothing, and does not hear, but calls and cries out; Deaf, dumb, and blind; So, they do not understand.</text:p>
      <text:p text:style-name="P38"/>
      <text:p text:style-name="P38"/>
      <text:p text:style-name="P38"/>
      <text:p text:style-name="P38"/>
      <text:p text:style-name="P38"><text:soft-page-break/></text:p>
      <text:p text:style-name="P38"/>
      <text:p text:style-name="P101">2:172</text:p>
      <text:p text:style-name="P39">O you who Believe! Eat from the Good of what We have Provided for you; And be grateful to God, if it is Him that you worship.</text:p>
      <text:p text:style-name="P39"/>
      <text:p text:style-name="P100">2:173</text:p>
      <text:p text:style-name="P40">He has only Forbidden to you, carrion, blood, and the flesh of swine; And that which has been dedicated to other than God. So, whoever is forced by necessity, not driven by desire or excess, there is no sin upon them. Indeed, God is <text:span text:style-name="T1">The Most Forgiving</text:span>, <text:span text:style-name="T1">The Most Merciful</text:span>.</text:p>
      <text:p text:style-name="P40"/>
      <text:p text:style-name="P99">2:174</text:p>
      <text:p text:style-name="P41">Indeed, those who hide what God has revealed of The Book, and they purchase therewith a small ‘gain’, those do not eat into their bellies except for the Fire; And God will not speak to them on the Day of Judgment; And He will not Purify them; And for them is a painful Punishment.</text:p>
      <text:p text:style-name="P41"/>
      <text:p text:style-name="P98">2:175</text:p>
      <text:p text:style-name="P42">Those are they who purchase misguidance for Guidance; and Punishment for Forgiveness; So hot is their pursuit of the Fire.</text:p>
      <text:p text:style-name="P42"/>
      <text:p text:style-name="P98">2:176</text:p>
      <text:p text:style-name="P42">That is because God revealed The Book, with <text:span text:style-name="T1">The Truth; </text:span><text:span text:style-name="T10">And indeed, those who differed upon The Book are surely far in schism.</text:span></text:p>
      <text:p text:style-name="P42"><text:span text:style-name="T10"/></text:p>
      <text:p text:style-name="P104">2:177</text:p>
      <text:p text:style-name="P43"><text:span text:style-name="T10">It is not Righteousness that you turn your faces towards the east, or the west; but Righteousness is who believes in God, and the Last Day, and the Angels, and The Book, and the Messengers; </text:span><text:span text:style-name="T11">And gives the wealth (in spite of their love for it) to those of near relatives, and the orphans, and the needy, and of the wayfarer, and those who ask, and in freeing the necks; And who establish the Prayer; And give the Charity; And those who fulfill their Covenant when they make it; And those who are Patient in suffering and hardship and stress; Those are the ones who have Believed; And those, they are The Righteous.</text:span></text:p>
      <text:p text:style-name="P43"><text:span text:style-name="T11"/></text:p>
      <text:p text:style-name="P43"><text:span text:style-name="T11"/></text:p>
      <text:p text:style-name="P43"><text:span text:style-name="T11"/></text:p>
      <text:p text:style-name="P43"><text:soft-page-break/><text:span text:style-name="T11"/></text:p>
      <text:p text:style-name="P43"><text:span text:style-name="T11"/></text:p>
      <text:p text:style-name="P103"><text:span text:style-name="T11">2:</text:span><text:span text:style-name="T10">178</text:span></text:p>
      <text:p text:style-name="P44"><text:span text:style-name="T10">O you who Believe! Prescribed for you is the Legal Retribution in the matter of the murdered: The free for the free, and the servant for the servant, and the female for the female; But whoever is pardoned for it from his brother at all, and follows suit with suitable payment to him with Kindness, that is a concession from your Lord, and Mercy; Then whoever transgresses after that, then for </text:span><text:span text:style-name="T12">him is a painful Punishment.</text:span></text:p>
      <text:p text:style-name="P44"><text:span text:style-name="T12"/></text:p>
      <text:p text:style-name="P102"><text:span text:style-name="T12">2:</text:span><text:span text:style-name="T10">179</text:span></text:p>
      <text:p text:style-name="P54">And for you, in the Legal Retribution, is life, O men of Reason; So that you may become Righteous.</text:p>
      <text:p text:style-name="P45"><text:span text:style-name="T10"/></text:p>
      <text:p text:style-name="P105">2:180</text:p>
      <text:p text:style-name="P55">Prescribed for you when death approaches any of you, if he leaves Good, the making of a Will: for the parents, and the near relatives, with due fairness; A duty upon the Righteous ones.</text:p>
      <text:p text:style-name="P46"><text:span text:style-name="T10"/></text:p>
      <text:p text:style-name="P106">2:181</text:p>
      <text:p text:style-name="P47"><text:span text:style-name="T10">Then whoever changes it, after they have heard it, the blame is only upon those who alter it; Indeed, God is </text:span><text:span text:style-name="T1">All Hearing</text:span><text:span text:style-name="T10">, </text:span><text:span text:style-name="T1">All Knowing</text:span><text:span text:style-name="T10">.</text:span></text:p>
      <text:p text:style-name="P47"><text:span text:style-name="T10"/></text:p>
      <text:p text:style-name="P106">2:182</text:p>
      <text:p text:style-name="P47"><text:span text:style-name="T10">But whoever suspects of the testator any error, or wrongdoing, then reconciles between them, then there is no wrongdoing upon them; Indeed, God is </text:span><text:span text:style-name="T1">The Most Forgiving</text:span><text:span text:style-name="T10">, </text:span><text:span text:style-name="T1">The Most Merciful</text:span><text:span text:style-name="T10">.</text:span></text:p>
      <text:p text:style-name="P47"><text:span text:style-name="T10"/></text:p>
      <text:p text:style-name="P107">2:183</text:p>
      <text:p text:style-name="P56">O you who Believe! Fasting is Prescribed for you; As it was Prescribed to those from before you; So that you may become Righteous.</text:p>
      <text:p text:style-name="P48"><text:span text:style-name="T10"/></text:p>
      <text:p text:style-name="P107">2:184</text:p>
      <text:p text:style-name="P56">A number of days. So whoever is sick among you, or on a journey, then a Prescribed number of other days; And upon those who can afford it, a compensation of feeding the poor; And whoever volunteers Good, then it is better for them; And to fast is better for you, if only you knew.</text:p>
      <text:p text:style-name="P48"><text:span text:style-name="T10"/></text:p>
      <text:p text:style-name="P48"><text:soft-page-break/><text:span text:style-name="T10"/></text:p>
      <text:p text:style-name="P48"><text:span text:style-name="T10"/></text:p>
      <text:p text:style-name="P108">2:185</text:p>
      <text:p text:style-name="P49"><text:span text:style-name="T10">Scorching is the month in which the Recitation was Revealed therein; A Guidance for mankind; </text:span><text:span text:style-name="T13">A</text:span><text:span text:style-name="T10">nd Clear Proofs of Guidance; And The Standard. So, whoever witnesses the month among you, then they should </text:span><text:span text:style-name="T15">F</text:span><text:span text:style-name="T10">ast in it; And whoever is sick, or on a journey, then a Prescribed number from other days. God intends for you ease; And does not intend for you hardship; So that you magnify God, for He Guided you, so that you may be grateful.</text:span></text:p>
      <text:p text:style-name="P49"><text:span text:style-name="T10"/></text:p>
      <text:p text:style-name="P109">2:186</text:p>
      <text:p text:style-name="P57">And when My servants ask you about Me, then indeed, I am near; I respond to the invocation of the supplicant when he calls Me. So, let them respond to Me; And let them Believe in Me; So that they may be Guided.</text:p>
      <text:p text:style-name="P50"><text:span text:style-name="T10"/></text:p>
      <text:p text:style-name="P109">2:187</text:p>
      <text:p text:style-name="P57">Permitted for you, in the nights of the Fasting, is the Obscenity to your <text:span text:style-name="T21">women</text:span>; They are Clothing for you, and you are Clothing for them; God knows that you used to deceive yourselves, so He turned towards you, and He forgave upon you. So now, have sexual relations with them, and seek what God has ordained for you; And eat and drink until the white Thread of dawn becomes distinct from the black Thread; Then complete the Fast until the night. And do not have sexual intercourse with them while you are devoted in the Places of Worship; These are the Limits, set by God, so do not approach them. Thus, God makes Clear His Signs for the people; So that they may become Righteous.</text:p>
      <text:p text:style-name="P50"><text:span text:style-name="T10"/></text:p>
      <text:p text:style-name="P110">2:188</text:p>
      <text:p text:style-name="P51"><text:span text:style-name="T10">And do not consume of your properties from among yourselves wrongfully, </text:span><text:span text:style-name="T14">n</text:span><text:span text:style-name="T10">or bribe to the authorities so that you may consume a portion of the wealth of the people wrongfully, while you know.</text:span></text:p>
      <text:p text:style-name="P48"><text:span text:style-name="T10"/></text:p>
      <text:p text:style-name="P111">2:189</text:p>
      <text:p text:style-name="P58">They ask you about the New Moons, say, “They are indicators of Periods for the people, and for Pilgrimage.”. And it is not Righteousness that you come to houses from their backs, but Righteous is who Fears, and come to the houses from their doors; And Fear God, so that you may be Successful.</text:p>
      <text:p text:style-name="P58"/>
      <text:p text:style-name="P58"><text:soft-page-break/></text:p>
      <text:p text:style-name="P58"/>
      <text:p text:style-name="P113">2:190</text:p>
      <text:p text:style-name="P59">And fight in the Path of God, those who fight you, and do not transgress; Indeed, God does not like the transgressors.</text:p>
      <text:p text:style-name="P59"/>
      <text:p text:style-name="P113">2:191</text:p>
      <text:p text:style-name="P59">And kill them wherever you find them, and drive them out from wherever they drove you out; And oppression is worse than killing; And do not fight them near The Sacred House of The Worship, until they fight you in it; Then, if they fight you, then kill them. Such is the Reward of the disbelievers.</text:p>
      <text:p text:style-name="P59"/>
      <text:p text:style-name="P113">2:192</text:p>
      <text:p text:style-name="P59">Then, if they cease, then, indeed, God is <text:span text:style-name="T1">The Most Forgiving</text:span>, <text:span text:style-name="T1">The Most Merciful</text:span>.</text:p>
      <text:p text:style-name="P59"/>
      <text:p text:style-name="P113">2:193</text:p>
      <text:p text:style-name="P59">And fight against them until there is no oppression, and the religion becomes for God; Then, if they cease, then let there be no hostility; except against the oppressors.</text:p>
      <text:p text:style-name="P59"/>
      <text:p text:style-name="P113">2:194</text:p>
      <text:p text:style-name="P59">A Sacred Month, for a Sacred Month, and for all the violations is Legal Retribution; Then, whoever transgressed upon you, you may transgress upon them in the same manner as they have transgressed upon you; And Fear God; And know that God is with those that Fear.</text:p>
      <text:p text:style-name="P59"/>
      <text:p text:style-name="P112">2:195</text:p>
      <text:p text:style-name="P60">And spend in the Path of God, and do not throw yourselves with your own hands into destruction; And do Good; Indeed, God loves those who do Good.</text:p>
      <text:p text:style-name="P61"/>
      <text:p text:style-name="P61"/>
      <text:p text:style-name="P61"/>
      <text:p text:style-name="P61"/>
      <text:p text:style-name="P61"/>
      <text:p text:style-name="P61"/>
      <text:p text:style-name="P61"/>
      <text:p text:style-name="P61"/>
      <text:p text:style-name="P61"><text:soft-page-break/></text:p>
      <text:p text:style-name="P61"/>
      <text:p text:style-name="P115">2:196</text:p>
      <text:p text:style-name="P62">And complete the Pilgrimage, and the Visit, for God; And if you are held back, then offer whatever can be obtained of ease of Sacrificial Offerings; And do not shave your heads until the Sacrificial Offerings reaches its destination; But whoever is sick among you, or has an ailment of the head, then a compensation of Fasting or Charity or Offering, then when you are secure, whoever enjoys of the Visit, and the Pilgrimage, then offer whatever can be obtained with ease of the Sacrificial Offerings, but whoever can not find that, then a Fast of three days during the Pilgrimage, and seven days when you return, this is ten days in all, that is for the one whose family is not present near The Sacred House of The Worship; And Fear God, and know that God is severe in Retribution.</text:p>
      <text:p text:style-name="P62"/>
      <text:p text:style-name="P114">2:197</text:p>
      <text:p text:style-name="P63">The Pilgrimage is in specific months; Then whoever undertakes therein the Pilgrimage, then no sexual relations, and no wickedness, and no quarreling during the Pilgrimage; And whatever you do of Good, God knows it; And take provisions, but indeed, the best provision is Righteousness; And Fear Me, O people of Reason.</text:p>
      <text:p text:style-name="P63"/>
      <text:p text:style-name="P114">2:198</text:p>
      <text:p text:style-name="P63">There is not any blame upon you, if you seek Bounty from your Lord; And when you depart from Elevation, then remember God near the Sacred Monument; And remember Him as He has Guided you, though you were from before, surely, among those who went astray.</text:p>
      <text:p text:style-name="P63"/>
      <text:p text:style-name="P114">2:199</text:p>
      <text:p text:style-name="P63">Then depart from wherever the people depart, and ask for Forgiveness from God; Indeed, God is <text:span text:style-name="T1">The Most Forgiving</text:span>, <text:span text:style-name="T1">The Most Merciful</text:span>.</text:p>
      <text:p text:style-name="P63"/>
      <text:p text:style-name="P114">2:200</text:p>
      <text:p text:style-name="P63">Then, when you complete your acts of Worship, then remember God, as you remember your forefathers, or with greater remembrance. And from the people there are those who say, “Our Lord! Grant us in this world!”, and for them, in the Hereafter, there is no sh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Line_20_numbering" style:display-name="Line numbering"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01T01:09:29.252000000</meta:creation-date>
    <meta:generator>LibreOffice/7.6.4.1$Windows_X86_64 LibreOffice_project/e19e193f88cd6c0525a17fb7a176ed8e6a3e2aa1</meta:generator>
    <dc:date>2025-04-15T14:32:21.047000000</dc:date>
    <meta:editing-duration>PT23H34M20S</meta:editing-duration>
    <meta:editing-cycles>79</meta:editing-cycles>
    <meta:document-statistic meta:table-count="0" meta:image-count="0" meta:object-count="0" meta:page-count="36" meta:paragraph-count="550" meta:word-count="8301" meta:character-count="44367" meta:non-whitespace-character-count="36498"/>
  </office:meta>
</office:document-meta>
</file>